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2">
          <table:table-cell office:value-type="string">
            <text:p>2014-02-05 19:36:28.629 Location Tryout[2531:60b] didUpdateToLocation: &lt;+45.36659737,-75.77904674&gt; +/- 10.00m (speed 1.06 mps / course 229.22) @ 05/02/2014 19:36:28 Eastern Standard Time</text:p>
          </table:table-cell>
        </table:table-row>
        <table:table-row table:style-name="ro2">
          <table:table-cell office:value-type="string">
            <text:p>2014-02-05 19:36:28.632 Location Tryout[2531:60b] Resetting plugins due to page load.</text:p>
          </table:table-cell>
        </table:table-row>
        <table:table-row table:style-name="ro2">
          <table:table-cell office:value-type="string">
            <text:p>2014-02-05 19:36:28.638 Location Tryout[2531:60b] didUpdateToLocation: &lt;+45.36659737,-75.77904674&gt; +/- 10.00m (speed 1.06 mps / course 229.22) @ 05/02/2014 19:36:28 Eastern Standard Time</text:p>
          </table:table-cell>
        </table:table-row>
        <table:table-row table:style-name="ro2">
          <table:table-cell office:value-type="string">
            <text:p>2014-02-05 19:36:28.654 Location Tryout[2531:60b] didUpdateToLocation: &lt;+45.36661414,-75.77902989&gt; +/- 10.00m (speed 0.16 mps / course 229.92) @ 05/02/2014 19:36:28 Eastern Standard Time</text:p>
          </table:table-cell>
        </table:table-row>
        <table:table-row table:style-name="ro2">
          <table:table-cell office:value-type="string">
            <text:p>2014-02-05 19:36:28.833 Location Tryout[2531:60b] Finished load of: file:///var/mobile/Applications/C953A026-CCAA-458A-9E67-1E61CC8B55F4/Location%20Tryout.app/www/index.html</text:p>
          </table:table-cell>
        </table:table-row>
        <table:table-row table:style-name="ro2">
          <table:table-cell office:value-type="string">
            <text:p>2014-02-05 19:36:29.089 Location Tryout[2531:60b] didUpdateToLocation: &lt;+45.36661414,-75.77902989&gt; +/- 10.00m (speed 0.00 mps / course 229.92) @ 05/02/2014 19:36:29 Eastern Standard Time</text:p>
          </table:table-cell>
        </table:table-row>
        <table:table-row table:style-name="ro2">
          <table:table-cell office:value-type="string">
            <text:p>2014-02-05 19:36:29.993 Location Tryout[2531:60b] didUpdateToLocation: &lt;+45.36661414,-75.77902989&gt; +/- 10.00m (speed 0.00 mps / course 229.92) @ 05/02/2014 19:36:29 Eastern Standard Time</text:p>
          </table:table-cell>
        </table:table-row>
        <table:table-row table:style-name="ro2">
          <table:table-cell office:value-type="string">
            <text:p>2014-02-05 19:36:30.987 Location Tryout[2531:60b] didUpdateToLocation: &lt;+45.36661414,-75.77902989&gt; +/- 10.00m (speed 0.00 mps / course 229.92) @ 05/02/2014 19:36:30 Eastern Standard Time</text:p>
          </table:table-cell>
        </table:table-row>
        <table:table-row table:style-name="ro2">
          <table:table-cell office:value-type="string">
            <text:p>2014-02-05 19:36:32.008 Location Tryout[2531:60b] didUpdateToLocation: &lt;+45.36661414,-75.77902989&gt; +/- 10.00m (speed 0.00 mps / course 229.92) @ 05/02/2014 19:36:32 Eastern Standard Time</text:p>
          </table:table-cell>
        </table:table-row>
        <table:table-row table:style-name="ro2">
          <table:table-cell office:value-type="string">
            <text:p>2014-02-05 19:36:33.005 Location Tryout[2531:60b] didUpdateToLocation: &lt;+45.36661414,-75.77902989&gt; +/- 10.00m (speed 0.00 mps / course 229.92) @ 05/02/2014 19:36:33 Eastern Standard Time</text:p>
          </table:table-cell>
        </table:table-row>
        <table:table-row table:style-name="ro2">
          <table:table-cell office:value-type="string">
            <text:p>2014-02-05 19:36:34.008 Location Tryout[2531:60b] didUpdateToLocation: &lt;+45.36661414,-75.77902989&gt; +/- 10.00m (speed 0.00 mps / course 229.92) @ 05/02/2014 19:36:34 Eastern Standard Time</text:p>
          </table:table-cell>
        </table:table-row>
        <table:table-row table:style-name="ro2">
          <table:table-cell office:value-type="string">
            <text:p>2014-02-05 19:36:34.994 Location Tryout[2531:60b] didUpdateToLocation: &lt;+45.36661414,-75.77902989&gt; +/- 10.00m (speed 0.00 mps / course 231.33) @ 05/02/2014 19:36:34 Eastern Standard Time</text:p>
          </table:table-cell>
        </table:table-row>
        <table:table-row table:style-name="ro2">
          <table:table-cell office:value-type="string">
            <text:p>2014-02-05 19:36:35.995 Location Tryout[2531:60b] didUpdateToLocation: &lt;+45.36659146,-75.77908027&gt; +/- 10.00m (speed 0.41 mps / course 232.38) @ 05/02/2014 19:36:35 Eastern Standard Time</text:p>
          </table:table-cell>
        </table:table-row>
        <table:table-row table:style-name="ro2">
          <table:table-cell office:value-type="string">
            <text:p>2014-02-05 19:36:36.991 Location Tryout[2531:60b] didUpdateToLocation: &lt;+45.36659146,-75.77908027&gt; +/- 10.00m (speed 0.00 mps / course 231.68) @ 05/02/2014 19:36:36 Eastern Standard Time</text:p>
          </table:table-cell>
        </table:table-row>
        <table:table-row table:style-name="ro2">
          <table:table-cell office:value-type="string">
            <text:p>2014-02-05 19:36:38.000 Location Tryout[2531:60b] didUpdateToLocation: &lt;+45.36659146,-75.77908027&gt; +/- 10.00m (speed 0.00 mps / course 231.68) @ 05/02/2014 19:36:37 Eastern Standard Time</text:p>
          </table:table-cell>
        </table:table-row>
        <table:table-row table:style-name="ro2">
          <table:table-cell office:value-type="string">
            <text:p>2014-02-05 19:36:39.001 Location Tryout[2531:60b] didUpdateToLocation: &lt;+45.36659146,-75.77908027&gt; +/- 10.00m (speed 0.00 mps / course 231.68) @ 05/02/2014 19:36:38 Eastern Standard Time</text:p>
          </table:table-cell>
        </table:table-row>
        <table:table-row table:style-name="ro2">
          <table:table-cell office:value-type="string">
            <text:p>2014-02-05 19:36:39.980 Location Tryout[2531:60b] didUpdateToLocation: &lt;+45.36659146,-75.77908027&gt; +/- 10.00m (speed 0.00 mps / course 231.68) @ 05/02/2014 19:36:39 Eastern Standard Time</text:p>
          </table:table-cell>
        </table:table-row>
        <table:table-row table:style-name="ro2">
          <table:table-cell office:value-type="string">
            <text:p>2014-02-05 19:36:40.980 Location Tryout[2531:60b] didUpdateToLocation: &lt;+45.36659146,-75.77908027&gt; +/- 10.00m (speed 0.00 mps / course 231.68) @ 05/02/2014 19:36:40 Eastern Standard Time</text:p>
          </table:table-cell>
        </table:table-row>
        <table:table-row table:style-name="ro2">
          <table:table-cell office:value-type="string">
            <text:p>2014-02-05 19:36:41.989 Location Tryout[2531:60b] didUpdateToLocation: &lt;+45.36659146,-75.77908027&gt; +/- 10.00m (speed 0.00 mps / course 231.68) @ 05/02/2014 19:36:41 Eastern Standard Time</text:p>
          </table:table-cell>
        </table:table-row>
        <table:table-row table:style-name="ro2">
          <table:table-cell office:value-type="string">
            <text:p>2014-02-05 19:36:43.008 Location Tryout[2531:60b] didUpdateToLocation: &lt;+45.36659146,-75.77908027&gt; +/- 10.00m (speed 0.00 mps / course 232.03) @ 05/02/2014 19:36:43 Eastern Standard Time</text:p>
          </table:table-cell>
        </table:table-row>
        <table:table-row table:style-name="ro2">
          <table:table-cell office:value-type="string">
            <text:p>2014-02-05 19:36:43.999 Location Tryout[2531:60b] didUpdateToLocation: &lt;+45.36659146,-75.77908027&gt; +/- 10.00m (speed 0.00 mps / course 232.03) @ 05/02/2014 19:36:43 Eastern Standard Time</text:p>
          </table:table-cell>
        </table:table-row>
        <table:table-row table:style-name="ro2">
          <table:table-cell office:value-type="string">
            <text:p>2014-02-05 19:36:45.240 Location Tryout[2531:60b] didUpdateToLocation: &lt;+45.36659146,-75.77908027&gt; +/- 10.00m (speed 0.00 mps / course 232.03) @ 05/02/2014 19:36:45 Eastern Standard Time</text:p>
          </table:table-cell>
        </table:table-row>
        <table:table-row table:style-name="ro2">
          <table:table-cell office:value-type="string">
            <text:p>2014-02-05 19:36:46.125 Location Tryout[2531:60b] didUpdateToLocation: &lt;+45.36659146,-75.77908027&gt; +/- 10.00m (speed 0.00 mps / course 231.33) @ 05/02/2014 19:36:46 Eastern Standard Time</text:p>
          </table:table-cell>
        </table:table-row>
        <table:table-row table:style-name="ro2">
          <table:table-cell office:value-type="string">
            <text:p>2014-02-05 19:36:47.300 Location Tryout[2531:60b] didUpdateToLocation: &lt;+45.36659146,-75.77908027&gt; +/- 10.00m (speed 0.00 mps / course 231.33) @ 05/02/2014 19:36:47 Eastern Standard Time</text:p>
          </table:table-cell>
        </table:table-row>
        <table:table-row table:style-name="ro2">
          <table:table-cell office:value-type="string">
            <text:p>2014-02-05 19:36:48.139 Location Tryout[2531:60b] didUpdateToLocation: &lt;+45.36659146,-75.77908027&gt; +/- 10.00m (speed 0.00 mps / course 231.33) @ 05/02/2014 19:36:48 Eastern Standard Time</text:p>
          </table:table-cell>
        </table:table-row>
        <table:table-row table:style-name="ro2">
          <table:table-cell office:value-type="string">
            <text:p>2014-02-05 19:36:49.277 Location Tryout[2531:60b] didUpdateToLocation: &lt;+45.36659146,-75.77908027&gt; +/- 10.00m (speed 0.00 mps / course 231.33) @ 05/02/2014 19:36:49 Eastern Standard Time</text:p>
          </table:table-cell>
        </table:table-row>
        <table:table-row table:style-name="ro2">
          <table:table-cell office:value-type="string">
            <text:p>2014-02-05 19:36:50.124 Location Tryout[2531:60b] didUpdateToLocation: &lt;+45.36659146,-75.77908027&gt; +/- 10.00m (speed 0.00 mps / course 231.33) @ 05/02/2014 19:36:50 Eastern Standard Time</text:p>
          </table:table-cell>
        </table:table-row>
        <table:table-row table:style-name="ro2">
          <table:table-cell office:value-type="string">
            <text:p>2014-02-05 19:36:51.238 Location Tryout[2531:60b] didUpdateToLocation: &lt;+45.36659146,-75.77908027&gt; +/- 10.00m (speed 0.00 mps / course 231.33) @ 05/02/2014 19:36:51 Eastern Standard Time</text:p>
          </table:table-cell>
        </table:table-row>
        <table:table-row table:style-name="ro2">
          <table:table-cell office:value-type="string">
            <text:p>2014-02-05 19:36:52.233 Location Tryout[2531:60b] didUpdateToLocation: &lt;+45.36659146,-75.77908027&gt; +/- 10.00m (speed 0.00 mps / course 231.33) @ 05/02/2014 19:36:52 Eastern Standard Time</text:p>
          </table:table-cell>
        </table:table-row>
        <table:table-row table:style-name="ro2">
          <table:table-cell office:value-type="string">
            <text:p>2014-02-05 19:36:53.163 Location Tryout[2531:60b] didUpdateToLocation: &lt;+45.36659146,-75.77908027&gt; +/- 10.00m (speed 0.00 mps / course 230.98) @ 05/02/2014 19:36:53 Eastern Standard Time</text:p>
          </table:table-cell>
        </table:table-row>
        <table:table-row table:style-name="ro2">
          <table:table-cell office:value-type="string">
            <text:p>2014-02-05 19:36:54.317 Location Tryout[2531:60b] didUpdateToLocation: &lt;+45.36657713,-75.77904037&gt; +/- 10.00m (speed 0.71 mps / course 231.33) @ 05/02/2014 19:36:54 Eastern Standard Time</text:p>
          </table:table-cell>
        </table:table-row>
        <table:table-row table:style-name="ro2">
          <table:table-cell office:value-type="string">
            <text:p>2014-02-05 19:36:55.096 Location Tryout[2531:60b] didUpdateToLocation: &lt;+45.36655253,-75.77907063&gt; +/- 10.00m (speed 1.30 mps / course 232.73) @ 05/02/2014 19:36:55 Eastern Standard Time</text:p>
          </table:table-cell>
        </table:table-row>
        <table:table-row table:style-name="ro2">
          <table:table-cell office:value-type="string">
            <text:p>2014-02-05 19:36:56.300 Location Tryout[2531:60b] didUpdateToLocation: &lt;+45.36652633,-75.77913442&gt; +/- 10.00m (speed 2.80 mps / course 234.14) @ 05/02/2014 19:36:56 Eastern Standard Time</text:p>
          </table:table-cell>
        </table:table-row>
        <table:table-row table:style-name="ro2">
          <table:table-cell office:value-type="string">
            <text:p>2014-02-05 19:36:57.093 Location Tryout[2531:60b] didUpdateToLocation: &lt;+45.36650253,-75.77919628&gt; +/- 10.00m (speed 3.70 mps / course 234.84) @ 05/02/2014 19:36:57 Eastern Standard Time</text:p>
          </table:table-cell>
        </table:table-row>
        <table:table-row table:style-name="ro2">
          <table:table-cell office:value-type="string">
            <text:p>2014-02-05 19:36:58.268 Location Tryout[2531:60b] didUpdateToLocation: &lt;+45.36644319,-75.77933709&gt; +/- 10.00m (speed 7.19 mps / course 236.95) @ 05/02/2014 19:36:58 Eastern Standard Time</text:p>
          </table:table-cell>
        </table:table-row>
        <table:table-row table:style-name="ro2">
          <table:table-cell office:value-type="string">
            <text:p>2014-02-05 19:36:59.050 Location Tryout[2531:60b] didUpdateToLocation: &lt;+45.36641944,-75.77942051&gt; +/- 10.00m (speed 7.42 mps / course 239.26) @ 05/02/2014 19:36:59 Eastern Standard Time</text:p>
          </table:table-cell>
        </table:table-row>
        <table:table-row table:style-name="ro2">
          <table:table-cell office:value-type="string">
            <text:p>2014-02-05 19:37:00.153 Location Tryout[2531:60b] didUpdateToLocation: &lt;+45.36637469,-75.77952762&gt; +/- 10.00m (speed 8.24 mps / course 239.26) @ 05/02/2014 19:37:00 Eastern Standard Time</text:p>
          </table:table-cell>
        </table:table-row>
        <table:table-row table:style-name="ro2">
          <table:table-cell office:value-type="string">
            <text:p>2014-02-05 19:37:01.145 Location Tryout[2531:60b] didUpdateToLocation: &lt;+45.36631395,-75.77967280&gt; +/- 10.00m (speed 9.20 mps / course 238.71) @ 05/02/2014 19:37:01 Eastern Standard Time</text:p>
          </table:table-cell>
        </table:table-row>
        <table:table-row table:style-name="ro2">
          <table:table-cell office:value-type="string">
            <text:p>2014-02-05 19:37:02.142 Location Tryout[2531:60b] didUpdateToLocation: &lt;+45.36627597,-75.77976173&gt; +/- 10.00m (speed 9.16 mps / course 238.71) @ 05/02/2014 19:37:02 Eastern Standard Time</text:p>
          </table:table-cell>
        </table:table-row>
        <table:table-row table:style-name="ro2">
          <table:table-cell office:value-type="string">
            <text:p>2014-02-05 19:37:03.022 Location Tryout[2531:60b] didUpdateToLocation: &lt;+45.36623290,-75.77986258&gt; +/- 10.00m (speed 9.74 mps / course 238.71) @ 05/02/2014 19:37:03 Eastern Standard Time</text:p>
          </table:table-cell>
        </table:table-row>
        <table:table-row table:style-name="ro2">
          <table:table-cell office:value-type="string">
            <text:p>2014-02-05 19:37:03.993 Location Tryout[2531:60b] didUpdateToLocation: &lt;+45.36619208,-75.77995450&gt; +/- 10.00m (speed 9.49 mps / course 237.63) @ 05/02/2014 19:37:03 Eastern Standard Time</text:p>
          </table:table-cell>
        </table:table-row>
        <table:table-row table:style-name="ro2">
          <table:table-cell office:value-type="string">
            <text:p>2014-02-05 19:37:05.004 Location Tryout[2531:60b] didUpdateToLocation: &lt;+45.36615395,-75.78004091&gt; +/- 10.00m (speed 9.20 mps / course 237.90) @ 05/02/2014 19:37:04 Eastern Standard Time</text:p>
          </table:table-cell>
        </table:table-row>
        <table:table-row table:style-name="ro2">
          <table:table-cell office:value-type="string">
            <text:p>2014-02-05 19:37:06.001 Location Tryout[2531:60b] didUpdateToLocation: &lt;+45.36608658,-75.78019381&gt; +/- 10.00m (speed 10.23 mps / course 237.90) @ 05/02/2014 19:37:05 Eastern Standard Time</text:p>
          </table:table-cell>
        </table:table-row>
        <table:table-row table:style-name="ro2">
          <table:table-cell office:value-type="string">
            <text:p>2014-02-05 19:37:06.994 Location Tryout[2531:60b] didUpdateToLocation: &lt;+45.36600567,-75.78037739&gt; +/- 10.00m (speed 12.12 mps / course 237.90) @ 05/02/2014 19:37:06 Eastern Standard Time</text:p>
          </table:table-cell>
        </table:table-row>
        <table:table-row table:style-name="ro2">
          <table:table-cell office:value-type="string">
            <text:p>2014-02-05 19:37:07.987 Location Tryout[2531:60b] didUpdateToLocation: &lt;+45.36594666,-75.78051128&gt; +/- 10.00m (speed 12.21 mps / course 237.90) @ 05/02/2014 19:37:07 Eastern Standard Time</text:p>
          </table:table-cell>
        </table:table-row>
        <table:table-row table:style-name="ro2">
          <table:table-cell office:value-type="string">
            <text:p>2014-02-05 19:37:08.990 Location Tryout[2531:60b] didUpdateToLocation: &lt;+45.36593327,-75.78054169&gt; +/- 10.00m (speed 9.48 mps / course 237.90) @ 05/02/2014 19:37:08 Eastern Standard Time</text:p>
          </table:table-cell>
        </table:table-row>
        <table:table-row table:style-name="ro2">
          <table:table-cell office:value-type="string">
            <text:p>2014-02-05 19:37:09.992 Location Tryout[2531:60b] didUpdateToLocation: &lt;+45.36585818,-75.78071208&gt; +/- 10.00m (speed 12.11 mps / course 237.90) @ 05/02/2014 19:37:09 Eastern Standard Time</text:p>
          </table:table-cell>
        </table:table-row>
        <table:table-row table:style-name="ro2">
          <table:table-cell office:value-type="string">
            <text:p>2014-02-05 19:37:11.006 Location Tryout[2531:60b] didUpdateToLocation: &lt;+45.36583157,-75.78077245&gt; +/- 10.00m (speed 12.90 mps / course 237.90) @ 05/02/2014 19:37:10 Eastern Standard Time</text:p>
          </table:table-cell>
        </table:table-row>
        <table:table-row table:style-name="ro2">
          <table:table-cell office:value-type="string">
            <text:p>2014-02-05 19:37:12.073 Location Tryout[2531:60b] didUpdateToLocation: &lt;+45.36576066,-75.78093199&gt; +/- 10.00m (speed 12.43 mps / course 237.67) @ 05/02/2014 19:37:12 Eastern Standard Time</text:p>
          </table:table-cell>
        </table:table-row>
        <table:table-row table:style-name="ro2">
          <table:table-cell office:value-type="string">
            <text:p>2014-02-05 19:37:13.046 Location Tryout[2531:60b] didUpdateToLocation: &lt;+45.36568263,-75.78110746&gt; +/- 10.00m (speed 13.68 mps / course 237.67) @ 05/02/2014 19:37:13 Eastern Standard Time</text:p>
          </table:table-cell>
        </table:table-row>
        <table:table-row table:style-name="ro2">
          <table:table-cell office:value-type="string">
            <text:p>2014-02-05 19:37:14.054 Location Tryout[2531:60b] didUpdateToLocation: &lt;+45.36562011,-75.78124804&gt; +/- 10.00m (speed 14.30 mps / course 237.67) @ 05/02/2014 19:37:14 Eastern Standard Time</text:p>
          </table:table-cell>
        </table:table-row>
        <table:table-row table:style-name="ro2">
          <table:table-cell office:value-type="string">
            <text:p>2014-02-05 19:37:15.052 Location Tryout[2531:60b] didUpdateToLocation: &lt;+45.36554493,-75.78141710&gt; +/- 10.00m (speed 14.29 mps / course 237.67) @ 05/02/2014 19:37:15 Eastern Standard Time</text:p>
          </table:table-cell>
        </table:table-row>
        <table:table-row table:style-name="ro2">
          <table:table-cell office:value-type="string">
            <text:p>2014-02-05 19:37:16.081 Location Tryout[2531:60b] didUpdateToLocation: &lt;+45.36547455,-75.78157539&gt; +/- 10.00m (speed 14.67 mps / course 237.67) @ 05/02/2014 19:37:16 Eastern Standard Time</text:p>
          </table:table-cell>
        </table:table-row>
        <table:table-row table:style-name="ro2">
          <table:table-cell office:value-type="string">
            <text:p>2014-02-05 19:37:17.065 Location Tryout[2531:60b] didUpdateToLocation: &lt;+45.36540418,-75.78173362&gt; +/- 10.00m (speed 14.70 mps / course 237.67) @ 05/02/2014 19:37:17 Eastern Standard Time</text:p>
          </table:table-cell>
        </table:table-row>
        <table:table-row table:style-name="ro2">
          <table:table-cell office:value-type="string">
            <text:p>2014-02-05 19:37:18.073 Location Tryout[2531:60b] didUpdateToLocation: &lt;+45.36530888,-75.78194792&gt; +/- 10.00m (speed 16.80 mps / course 237.67) @ 05/02/2014 19:37:18 Eastern Standard Time</text:p>
          </table:table-cell>
        </table:table-row>
        <table:table-row table:style-name="ro2">
          <table:table-cell office:value-type="string">
            <text:p>2014-02-05 19:37:19.054 Location Tryout[2531:60b] didUpdateToLocation: &lt;+45.36525826,-75.78206175&gt; +/- 10.00m (speed 14.80 mps / course 237.67) @ 05/02/2014 19:37:19 Eastern Standard Time</text:p>
          </table:table-cell>
        </table:table-row>
        <table:table-row table:style-name="ro2">
          <table:table-cell office:value-type="string">
            <text:p>2014-02-05 19:37:20.065 Location Tryout[2531:60b] didUpdateToLocation: &lt;+45.36518117,-75.78223511&gt; +/- 10.00m (speed 14.79 mps / course 237.67) @ 05/02/2014 19:37:20 Eastern Standard Time</text:p>
          </table:table-cell>
        </table:table-row>
        <table:table-row table:style-name="ro2">
          <table:table-cell office:value-type="string">
            <text:p>2014-02-05 19:37:21.077 Location Tryout[2531:60b] didUpdateToLocation: &lt;+45.36511713,-75.78237913&gt; +/- 10.00m (speed 14.29 mps / course 237.67) @ 05/02/2014 19:37:21 Eastern Standard Time</text:p>
          </table:table-cell>
        </table:table-row>
        <table:table-row table:style-name="ro2">
          <table:table-cell office:value-type="string">
            <text:p>2014-02-05 19:37:22.097 Location Tryout[2531:60b] didUpdateToLocation: &lt;+45.36503902,-75.78255478&gt; +/- 10.00m (speed 14.36 mps / course 237.67) @ 05/02/2014 19:37:22 Eastern Standard Time</text:p>
          </table:table-cell>
        </table:table-row>
        <table:table-row table:style-name="ro2">
          <table:table-cell office:value-type="string">
            <text:p>2014-02-05 19:37:23.089 Location Tryout[2531:60b] didUpdateToLocation: &lt;+45.36497131,-75.78270704&gt; +/- 10.00m (speed 13.84 mps / course 237.67) @ 05/02/2014 19:37:23 Eastern Standard Time</text:p>
          </table:table-cell>
        </table:table-row>
        <table:table-row table:style-name="ro2">
          <table:table-cell office:value-type="string">
            <text:p>2014-02-05 19:37:24.285 Location Tryout[2531:60b] didUpdateToLocation: &lt;+45.36490958,-75.78284695&gt; +/- 10.00m (speed 12.77 mps / course 238.42) @ 05/02/2014 19:37:24 Eastern Standard Time</text:p>
          </table:table-cell>
        </table:table-row>
        <table:table-row table:style-name="ro2">
          <table:table-cell office:value-type="string">
            <text:p>2014-02-05 19:37:25.375 Location Tryout[2531:60b] didUpdateToLocation: &lt;+45.36482833,-75.78303195&gt; +/- 10.00m (speed 13.45 mps / course 237.65) @ 05/02/2014 19:37:25 Eastern Standard Time</text:p>
          </table:table-cell>
        </table:table-row>
        <table:table-row table:style-name="ro2">
          <table:table-cell office:value-type="string">
            <text:p>2014-02-05 19:37:26.251 Location Tryout[2531:60b] didUpdateToLocation: &lt;+45.36475930,-75.78318883&gt; +/- 10.00m (speed 13.73 mps / course 237.79) @ 05/02/2014 19:37:26 Eastern Standard Time</text:p>
          </table:table-cell>
        </table:table-row>
        <table:table-row table:style-name="ro2">
          <table:table-cell office:value-type="string">
            <text:p>2014-02-05 19:37:27.296 Location Tryout[2531:60b] didUpdateToLocation: &lt;+45.36469045,-75.78334382&gt; +/- 10.00m (speed 13.65 mps / course 237.53) @ 05/02/2014 19:37:27 Eastern Standard Time</text:p>
          </table:table-cell>
        </table:table-row>
        <table:table-row table:style-name="ro2">
          <table:table-cell office:value-type="string">
            <text:p>2014-02-05 19:37:28.180 Location Tryout[2531:60b] didUpdateToLocation: &lt;+45.36462377,-75.78349893&gt; +/- 10.00m (speed 13.46 mps / course 239.58) @ 05/02/2014 19:37:28 Eastern Standard Time</text:p>
          </table:table-cell>
        </table:table-row>
        <table:table-row table:style-name="ro2">
          <table:table-cell office:value-type="string">
            <text:p>2014-02-05 19:37:29.264 Location Tryout[2531:60b] didUpdateToLocation: &lt;+45.36456908,-75.78363152&gt; +/- 10.00m (speed 13.16 mps / course 239.58) @ 05/02/2014 19:37:29 Eastern Standard Time</text:p>
          </table:table-cell>
        </table:table-row>
        <table:table-row table:style-name="ro2">
          <table:table-cell office:value-type="string">
            <text:p>2014-02-05 19:37:30.319 Location Tryout[2531:60b] didUpdateToLocation: &lt;+45.36451236,-75.78376843&gt; +/- 10.00m (speed 13.02 mps / course 239.39) @ 05/02/2014 19:37:30 Eastern Standard Time</text:p>
          </table:table-cell>
        </table:table-row>
        <table:table-row table:style-name="ro2">
          <table:table-cell office:value-type="string">
            <text:p>2014-02-05 19:37:31.261 Location Tryout[2531:60b] didUpdateToLocation: &lt;+45.36444341,-75.78393428&gt; +/- 10.00m (speed 13.07 mps / course 239.39) @ 05/02/2014 19:37:31 Eastern Standard Time</text:p>
          </table:table-cell>
        </table:table-row>
        <table:table-row table:style-name="ro2">
          <table:table-cell office:value-type="string">
            <text:p>2014-02-05 19:37:32.400 Location Tryout[2531:60b] didUpdateToLocation: &lt;+45.36436985,-75.78411125&gt; +/- 10.00m (speed 12.94 mps / course 239.39) @ 05/02/2014 19:37:32 Eastern Standard Time</text:p>
          </table:table-cell>
        </table:table-row>
        <table:table-row table:style-name="ro2">
          <table:table-cell office:value-type="string">
            <text:p>2014-02-05 19:37:33.230 Location Tryout[2531:60b] didUpdateToLocation: &lt;+45.36430467,-75.78426805&gt; +/- 10.00m (speed 12.50 mps / course 239.39) @ 05/02/2014 19:37:33 Eastern Standard Time</text:p>
          </table:table-cell>
        </table:table-row>
        <table:table-row table:style-name="ro2">
          <table:table-cell office:value-type="string">
            <text:p>2014-02-05 19:37:34.370 Location Tryout[2531:60b] didUpdateToLocation: &lt;+45.36424586,-75.78440801&gt; +/- 10.00m (speed 12.28 mps / course 238.88) @ 05/02/2014 19:37:34 Eastern Standard Time</text:p>
          </table:table-cell>
        </table:table-row>
        <table:table-row table:style-name="ro2">
          <table:table-cell office:value-type="string">
            <text:p>2014-02-05 19:37:35.258 Location Tryout[2531:60b] didUpdateToLocation: &lt;+45.36419320,-75.78453217&gt; +/- 10.00m (speed 10.91 mps / course 238.88) @ 05/02/2014 19:37:35 Eastern Standard Time</text:p>
          </table:table-cell>
        </table:table-row>
        <table:table-row table:style-name="ro2">
          <table:table-cell office:value-type="string">
            <text:p>2014-02-05 19:37:36.385 Location Tryout[2531:60b] didUpdateToLocation: &lt;+45.36413772,-75.78466293&gt; +/- 10.00m (speed 10.25 mps / course 238.88) @ 05/02/2014 19:37:36 Eastern Standard Time</text:p>
          </table:table-cell>
        </table:table-row>
        <table:table-row table:style-name="ro2">
          <table:table-cell office:value-type="string">
            <text:p>2014-02-05 19:37:37.229 Location Tryout[2531:60b] didUpdateToLocation: &lt;+45.36407471,-75.78481224&gt; +/- 10.00m (speed 10.52 mps / course 239.26) @ 05/02/2014 19:37:37 Eastern Standard Time</text:p>
          </table:table-cell>
        </table:table-row>
        <table:table-row table:style-name="ro2">
          <table:table-cell office:value-type="string">
            <text:p>2014-02-05 19:37:38.236 Location Tryout[2531:60b] didUpdateToLocation: &lt;+45.36401869,-75.78494629&gt; +/- 10.00m (speed 11.11 mps / course 239.26) @ 05/02/2014 19:37:38 Eastern Standard Time</text:p>
          </table:table-cell>
        </table:table-row>
        <table:table-row table:style-name="ro2">
          <table:table-cell office:value-type="string">
            <text:p>2014-02-05 19:37:39.347 Location Tryout[2531:60b] didUpdateToLocation: &lt;+45.36396364,-75.78507802&gt; +/- 10.00m (speed 11.41 mps / course 239.26) @ 05/02/2014 19:37:39 Eastern Standard Time</text:p>
          </table:table-cell>
        </table:table-row>
        <table:table-row table:style-name="ro2">
          <table:table-cell office:value-type="string">
            <text:p>2014-02-05 19:37:40.299 Location Tryout[2531:60b] didUpdateToLocation: &lt;+45.36392703,-75.78516563&gt; +/- 10.00m (speed 10.45 mps / course 239.26) @ 05/02/2014 19:37:40 Eastern Standard Time</text:p>
          </table:table-cell>
        </table:table-row>
        <table:table-row table:style-name="ro2">
          <table:table-cell office:value-type="string">
            <text:p>2014-02-05 19:37:41.236 Location Tryout[2531:60b] didUpdateToLocation: &lt;+45.36387215,-75.78529489&gt; +/- 10.00m (speed 9.74 mps / course 238.84) @ 05/02/2014 19:37:41 Eastern Standard Time</text:p>
          </table:table-cell>
        </table:table-row>
        <table:table-row table:style-name="ro2">
          <table:table-cell office:value-type="string">
            <text:p>2014-02-05 19:37:42.029 Location Tryout[2531:60b] didUpdateToLocation: &lt;+45.36383265,-75.78538785&gt; +/- 10.00m (speed 8.34 mps / course 238.84) @ 05/02/2014 19:37:42 Eastern Standard Time</text:p>
          </table:table-cell>
        </table:table-row>
        <table:table-row table:style-name="ro2">
          <table:table-cell office:value-type="string">
            <text:p>2014-02-05 19:37:43.079 Location Tryout[2531:60b] didUpdateToLocation: &lt;+45.36378177,-75.78550762&gt; +/- 10.00m (speed 10.82 mps / course 238.84) @ 05/02/2014 19:37:43 Eastern Standard Time</text:p>
          </table:table-cell>
        </table:table-row>
        <table:table-row table:style-name="ro2">
          <table:table-cell office:value-type="string">
            <text:p>2014-02-05 19:37:44.086 Location Tryout[2531:60b] didUpdateToLocation: &lt;+45.36367213,-75.78573146&gt; +/- 10.00m (speed 11.00 mps / course 235.05) @ 05/02/2014 19:37:44 Eastern Standard Time</text:p>
          </table:table-cell>
        </table:table-row>
        <table:table-row table:style-name="ro2">
          <table:table-cell office:value-type="string">
            <text:p>2014-02-05 19:37:45.088 Location Tryout[2531:60b] didUpdateToLocation: &lt;+45.36360745,-75.78586488&gt; +/- 10.00m (speed 11.44 mps / course 237.49) @ 05/02/2014 19:37:45 Eastern Standard Time</text:p>
          </table:table-cell>
        </table:table-row>
        <table:table-row table:style-name="ro2">
          <table:table-cell office:value-type="string">
            <text:p>2014-02-05 19:37:46.081 Location Tryout[2531:60b] didUpdateToLocation: &lt;+45.36356374,-75.78596248&gt; +/- 10.00m (speed 11.93 mps / course 237.49) @ 05/02/2014 19:37:46 Eastern Standard Time</text:p>
          </table:table-cell>
        </table:table-row>
        <table:table-row table:style-name="ro2">
          <table:table-cell office:value-type="string">
            <text:p>2014-02-05 19:37:47.085 Location Tryout[2531:60b] didUpdateToLocation: &lt;+45.36349230,-75.78612429&gt; +/- 10.00m (speed 12.29 mps / course 237.87) @ 05/02/2014 19:37:47 Eastern Standard Time</text:p>
          </table:table-cell>
        </table:table-row>
        <table:table-row table:style-name="ro2">
          <table:table-cell office:value-type="string">
            <text:p>2014-02-05 19:37:48.123 Location Tryout[2531:60b] didUpdateToLocation: &lt;+45.36343287,-75.78625897&gt; +/- 10.00m (speed 13.04 mps / course 237.87) @ 05/02/2014 19:37:48 Eastern Standard Time</text:p>
          </table:table-cell>
        </table:table-row>
        <table:table-row table:style-name="ro2">
          <table:table-cell office:value-type="string">
            <text:p>2014-02-05 19:37:49.119 Location Tryout[2531:60b] didUpdateToLocation: &lt;+45.36335886,-75.78642667&gt; +/- 10.00m (speed 14.30 mps / course 237.87) @ 05/02/2014 19:37:49 Eastern Standard Time</text:p>
          </table:table-cell>
        </table:table-row>
        <table:table-row table:style-name="ro2">
          <table:table-cell office:value-type="string">
            <text:p>2014-02-05 19:37:50.097 Location Tryout[2531:60b] didUpdateToLocation: &lt;+45.36330679,-75.78654564&gt; +/- 10.00m (speed 7.19 mps / course 238.15) @ 05/02/2014 19:37:50 Eastern Standard Time</text:p>
          </table:table-cell>
        </table:table-row>
        <table:table-row table:style-name="ro2">
          <table:table-cell office:value-type="string">
            <text:p>2014-02-05 19:37:51.088 Location Tryout[2531:60b] didUpdateToLocation: &lt;+45.36324117,-75.78669597&gt; +/- 30.00m (speed 6.19 mps / course 238.15) @ 05/02/2014 19:37:51 Eastern Standard Time</text:p>
          </table:table-cell>
        </table:table-row>
        <table:table-row table:style-name="ro2">
          <table:table-cell office:value-type="string">
            <text:p>2014-02-05 19:37:52.109 Location Tryout[2531:60b] didUpdateToLocation: &lt;+45.36319371,-75.78680468&gt; +/- 30.00m (speed 5.66 mps / course 238.15) @ 05/02/2014 19:37:52 Eastern Standard Time</text:p>
          </table:table-cell>
        </table:table-row>
        <table:table-row table:style-name="ro2">
          <table:table-cell office:value-type="string">
            <text:p>2014-02-05 19:37:53.168 Location Tryout[2531:60b] didUpdateToLocation: &lt;+45.36314804,-75.78690930&gt; +/- 50.00m (speed -1.00 mps / course 238.15) @ 05/02/2014 19:37:53 Eastern Standard Time</text:p>
          </table:table-cell>
        </table:table-row>
        <table:table-row table:style-name="ro2">
          <table:table-cell office:value-type="string">
            <text:p>2014-02-05 19:37:54.296 Location Tryout[2531:60b] didUpdateToLocation: &lt;+45.36313574,-75.78693746&gt; +/- 50.00m (speed 6.04 mps / course 238.15) @ 05/02/2014 19:37:54 Eastern Standard Time</text:p>
          </table:table-cell>
        </table:table-row>
        <table:table-row table:style-name="ro2">
          <table:table-cell office:value-type="string">
            <text:p>2014-02-05 19:37:55.408 Location Tryout[2531:60b] didUpdateToLocation: &lt;+45.36312857,-75.78695389&gt; +/- 50.00m (speed 12.09 mps / course 238.15) @ 05/02/2014 19:37:55 Eastern Standard Time</text:p>
          </table:table-cell>
        </table:table-row>
        <table:table-row table:style-name="ro2">
          <table:table-cell office:value-type="string">
            <text:p>2014-02-05 19:37:56.204 Location Tryout[2531:60b] didUpdateToLocation: &lt;+45.36312857,-75.78695388&gt; +/- 50.00m (speed 8.70 mps / course 238.15) @ 05/02/2014 19:37:56 Eastern Standard Time</text:p>
          </table:table-cell>
        </table:table-row>
        <table:table-row table:style-name="ro2">
          <table:table-cell office:value-type="string">
            <text:p>2014-02-05 19:37:57.408 Location Tryout[2531:60b] didUpdateToLocation: &lt;+45.36299995,-75.78724837&gt; +/- 50.00m (speed 7.20 mps / course 238.13) @ 05/02/2014 19:37:57 Eastern Standard Time</text:p>
          </table:table-cell>
        </table:table-row>
        <table:table-row table:style-name="ro2">
          <table:table-cell office:value-type="string">
            <text:p>2014-02-05 19:37:58.195 Location Tryout[2531:60b] didUpdateToLocation: &lt;+45.36293060,-75.78740724&gt; +/- 50.00m (speed 7.21 mps / course 238.18) @ 05/02/2014 19:37:58 Eastern Standard Time</text:p>
          </table:table-cell>
        </table:table-row>
        <table:table-row table:style-name="ro2">
          <table:table-cell office:value-type="string">
            <text:p>2014-02-05 19:37:59.339 Location Tryout[2531:60b] didUpdateToLocation: &lt;+45.36287251,-75.78754047&gt; +/- 50.00m (speed 6.12 mps / course 238.18) @ 05/02/2014 19:37:59 Eastern Standard Time</text:p>
          </table:table-cell>
        </table:table-row>
        <table:table-row table:style-name="ro2">
          <table:table-cell office:value-type="string">
            <text:p>2014-02-05 19:38:00.209 Location Tryout[2531:60b] didUpdateToLocation: &lt;+45.36283312,-75.78763079&gt; +/- 50.00m (speed 6.93 mps / course 238.18) @ 05/02/2014 19:38:00 Eastern Standard Time</text:p>
          </table:table-cell>
        </table:table-row>
        <table:table-row table:style-name="ro2">
          <table:table-cell office:value-type="string">
            <text:p>2014-02-05 19:38:01.348 Location Tryout[2531:60b] didUpdateToLocation: &lt;+45.36278252,-75.78774684&gt; +/- 30.00m (speed 8.89 mps / course 238.18) @ 05/02/2014 19:38:01 Eastern Standard Time</text:p>
          </table:table-cell>
        </table:table-row>
        <table:table-row table:style-name="ro2">
          <table:table-cell office:value-type="string">
            <text:p>2014-02-05 19:38:02.303 Location Tryout[2531:60b] didUpdateToLocation: &lt;+45.36275634,-75.78780689&gt; +/- 30.00m (speed -1.00 mps / course 238.18) @ 05/02/2014 19:38:02 Eastern Standard Time</text:p>
          </table:table-cell>
        </table:table-row>
        <table:table-row table:style-name="ro2">
          <table:table-cell office:value-type="string">
            <text:p>2014-02-05 19:38:03.273 Location Tryout[2531:60b] didUpdateToLocation: &lt;+45.36274130,-75.78784138&gt; +/- 10.00m (speed -1.00 mps / course 238.18) @ 05/02/2014 19:38:03 Eastern Standard Time</text:p>
          </table:table-cell>
        </table:table-row>
        <table:table-row table:style-name="ro2">
          <table:table-cell office:value-type="string">
            <text:p>2014-02-05 19:38:04.360 Location Tryout[2531:60b] didUpdateToLocation: &lt;+45.36273629,-75.78785286&gt; +/- 10.00m (speed -1.00 mps / course 238.18) @ 05/02/2014 19:38:04 Eastern Standard Time</text:p>
          </table:table-cell>
        </table:table-row>
        <table:table-row table:style-name="ro2">
          <table:table-cell office:value-type="string">
            <text:p>2014-02-05 19:38:05.289 Location Tryout[2531:60b] didUpdateToLocation: &lt;+45.36272726,-75.78787358&gt; +/- 10.00m (speed -1.00 mps / course 238.18) @ 05/02/2014 19:38:05 Eastern Standard Time</text:p>
          </table:table-cell>
        </table:table-row>
        <table:table-row table:style-name="ro2">
          <table:table-cell office:value-type="string">
            <text:p>2014-02-05 19:38:06.362 Location Tryout[2531:60b] didUpdateToLocation: &lt;+45.36271164,-75.78790939&gt; +/- 10.00m (speed -1.00 mps / course 238.18) @ 05/02/2014 19:38:06 Eastern Standard Time</text:p>
          </table:table-cell>
        </table:table-row>
        <table:table-row table:style-name="ro2">
          <table:table-cell office:value-type="string">
            <text:p>2014-02-05 19:38:07.220 Location Tryout[2531:60b] didUpdateToLocation: &lt;+45.36267493,-75.78799358&gt; +/- 30.00m (speed 13.51 mps / course 238.18) @ 05/02/2014 19:38:07 Eastern Standard Time</text:p>
          </table:table-cell>
        </table:table-row>
        <table:table-row table:style-name="ro2">
          <table:table-cell office:value-type="string">
            <text:p>2014-02-05 19:38:08.264 Location Tryout[2531:60b] didUpdateToLocation: &lt;+45.36261900,-75.78812186&gt; +/- 30.00m (speed -1.00 mps / course 238.18) @ 05/02/2014 19:38:08 Eastern Standard Time</text:p>
          </table:table-cell>
        </table:table-row>
        <table:table-row table:style-name="ro2">
          <table:table-cell office:value-type="string">
            <text:p>2014-02-05 19:38:09.204 Location Tryout[2531:60b] didUpdateToLocation: &lt;+45.36255884,-75.78825983&gt; +/- 30.00m (speed 8.52 mps / course 238.18) @ 05/02/2014 19:38:09 Eastern Standard Time</text:p>
          </table:table-cell>
        </table:table-row>
        <table:table-row table:style-name="ro2">
          <table:table-cell office:value-type="string">
            <text:p>2014-02-05 19:38:10.339 Location Tryout[2531:60b] didUpdateToLocation: &lt;+45.36249667,-75.78840239&gt; +/- 30.00m (speed 10.31 mps / course 238.18) @ 05/02/2014 19:38:10 Eastern Standard Time</text:p>
          </table:table-cell>
        </table:table-row>
        <table:table-row table:style-name="ro2">
          <table:table-cell office:value-type="string">
            <text:p>2014-02-05 19:38:11.311 Location Tryout[2531:60b] didUpdateToLocation: &lt;+45.36239789,-75.78862616&gt; +/- 30.00m (speed 10.73 mps / course 237.83) @ 05/02/2014 19:38:11 Eastern Standard Time</text:p>
          </table:table-cell>
        </table:table-row>
        <table:table-row table:style-name="ro2">
          <table:table-cell office:value-type="string">
            <text:p>2014-02-05 19:38:12.213 Location Tryout[2531:60b] didUpdateToLocation: &lt;+45.36225709,-75.78894473&gt; +/- 10.00m (speed 14.05 mps / course 237.83) @ 05/02/2014 19:38:12 Eastern Standard Time</text:p>
          </table:table-cell>
        </table:table-row>
        <table:table-row table:style-name="ro2">
          <table:table-cell office:value-type="string">
            <text:p>2014-02-05 19:38:13.344 Location Tryout[2531:60b] didUpdateToLocation: &lt;+45.36219549,-75.78908412&gt; +/- 10.00m (speed 15.02 mps / course 237.83) @ 05/02/2014 19:38:13 Eastern Standard Time</text:p>
          </table:table-cell>
        </table:table-row>
        <table:table-row table:style-name="ro2">
          <table:table-cell office:value-type="string">
            <text:p>2014-02-05 19:38:14.135 Location Tryout[2531:60b] didUpdateToLocation: &lt;+45.36210399,-75.78928494&gt; +/- 10.00m (speed 15.97 mps / course 237.03) @ 05/02/2014 19:38:14 Eastern Standard Time</text:p>
          </table:table-cell>
        </table:table-row>
        <table:table-row table:style-name="ro2">
          <table:table-cell office:value-type="string">
            <text:p>2014-02-05 19:38:15.104 Location Tryout[2531:60b] didUpdateToLocation: &lt;+45.36201946,-75.78947037&gt; +/- 10.00m (speed 16.42 mps / course 237.03) @ 05/02/2014 19:38:15 Eastern Standard Time</text:p>
          </table:table-cell>
        </table:table-row>
        <table:table-row table:style-name="ro2">
          <table:table-cell office:value-type="string">
            <text:p>2014-02-05 19:38:16.034 Location Tryout[2531:60b] didUpdateToLocation: &lt;+45.36193230,-75.78966158&gt; +/- 10.00m (speed 18.23 mps / course 237.03) @ 05/02/2014 19:38:16 Eastern Standard Time</text:p>
          </table:table-cell>
        </table:table-row>
        <table:table-row table:style-name="ro2">
          <table:table-cell office:value-type="string">
            <text:p>2014-02-05 19:38:17.122 Location Tryout[2531:60b] didUpdateToLocation: &lt;+45.36184900,-75.78984429&gt; +/- 10.00m (speed 17.83 mps / course 237.03) @ 05/02/2014 19:38:17 Eastern Standard Time</text:p>
          </table:table-cell>
        </table:table-row>
        <table:table-row table:style-name="ro2">
          <table:table-cell office:value-type="string">
            <text:p>2014-02-05 19:38:18.065 Location Tryout[2531:60b] didUpdateToLocation: &lt;+45.36175435,-75.79005328&gt; +/- 10.00m (speed 19.57 mps / course 237.28) @ 05/02/2014 19:38:18 Eastern Standard Time</text:p>
          </table:table-cell>
        </table:table-row>
        <table:table-row table:style-name="ro2">
          <table:table-cell office:value-type="string">
            <text:p>2014-02-05 19:38:19.127 Location Tryout[2531:60b] didUpdateToLocation: &lt;+45.36166233,-75.79025709&gt; +/- 10.00m (speed 18.61 mps / course 237.28) @ 05/02/2014 19:38:19 Eastern Standard Time</text:p>
          </table:table-cell>
        </table:table-row>
        <table:table-row table:style-name="ro2">
          <table:table-cell office:value-type="string">
            <text:p>2014-02-05 19:38:20.076 Location Tryout[2531:60b] didUpdateToLocation: &lt;+45.36157089,-75.79045963&gt; +/- 10.00m (speed 19.42 mps / course 237.28) @ 05/02/2014 19:38:20 Eastern Standard Time</text:p>
          </table:table-cell>
        </table:table-row>
        <table:table-row table:style-name="ro2">
          <table:table-cell office:value-type="string">
            <text:p>2014-02-05 19:38:21.039 Location Tryout[2531:60b] didUpdateToLocation: &lt;+45.36147143,-75.79067990&gt; +/- 10.00m (speed 19.39 mps / course 237.28) @ 05/02/2014 19:38:21 Eastern Standard Time</text:p>
          </table:table-cell>
        </table:table-row>
        <table:table-row table:style-name="ro2">
          <table:table-cell office:value-type="string">
            <text:p>2014-02-05 19:38:22.149 Location Tryout[2531:60b] didUpdateToLocation: &lt;+45.36140831,-75.79081972&gt; +/- 10.00m (speed 18.55 mps / course 237.28) @ 05/02/2014 19:38:22 Eastern Standard Time</text:p>
          </table:table-cell>
        </table:table-row>
        <table:table-row table:style-name="ro2">
          <table:table-cell office:value-type="string">
            <text:p>2014-02-05 19:38:23.146 Location Tryout[2531:60b] didUpdateToLocation: &lt;+45.36131159,-75.79103525&gt; +/- 10.00m (speed 19.30 mps / course 237.69) @ 05/02/2014 19:38:23 Eastern Standard Time</text:p>
          </table:table-cell>
        </table:table-row>
        <table:table-row table:style-name="ro2">
          <table:table-cell office:value-type="string">
            <text:p>2014-02-05 19:38:24.099 Location Tryout[2531:60b] didUpdateToLocation: &lt;+45.36123773,-75.79120148&gt; +/- 10.00m (speed 18.47 mps / course 237.69) @ 05/02/2014 19:38:24 Eastern Standard Time</text:p>
          </table:table-cell>
        </table:table-row>
        <table:table-row table:style-name="ro2">
          <table:table-cell office:value-type="string">
            <text:p>2014-02-05 19:38:25.131 Location Tryout[2531:60b] didUpdateToLocation: &lt;+45.36115997,-75.79138023&gt; +/- 10.00m (speed 18.32 mps / course 238.79) @ 05/02/2014 19:38:25 Eastern Standard Time</text:p>
          </table:table-cell>
        </table:table-row>
        <table:table-row table:style-name="ro2">
          <table:table-cell office:value-type="string">
            <text:p>2014-02-05 19:38:26.283 Location Tryout[2531:60b] didUpdateToLocation: &lt;+45.36107436,-75.79158134&gt; +/- 10.00m (speed 17.94 mps / course 238.79) @ 05/02/2014 19:38:26 Eastern Standard Time</text:p>
          </table:table-cell>
        </table:table-row>
        <table:table-row table:style-name="ro2">
          <table:table-cell office:value-type="string">
            <text:p>2014-02-05 19:38:27.396 Location Tryout[2531:60b] didUpdateToLocation: &lt;+45.36102252,-75.79170496&gt; +/- 10.00m (speed 16.42 mps / course 239.81) @ 05/02/2014 19:38:27 Eastern Standard Time</text:p>
          </table:table-cell>
        </table:table-row>
        <table:table-row table:style-name="ro2">
          <table:table-cell office:value-type="string">
            <text:p>2014-02-05 19:38:28.369 Location Tryout[2531:60b] didUpdateToLocation: &lt;+45.36094333,-75.79189871&gt; +/- 10.00m (speed 15.97 mps / course 239.81) @ 05/02/2014 19:38:28 Eastern Standard Time</text:p>
          </table:table-cell>
        </table:table-row>
        <table:table-row table:style-name="ro2">
          <table:table-cell office:value-type="string">
            <text:p>2014-02-05 19:38:29.382 Location Tryout[2531:60b] didUpdateToLocation: &lt;+45.36087112,-75.79207538&gt; +/- 10.00m (speed 15.50 mps / course 239.81) @ 05/02/2014 19:38:29 Eastern Standard Time</text:p>
          </table:table-cell>
        </table:table-row>
        <table:table-row table:style-name="ro2">
          <table:table-cell office:value-type="string">
            <text:p>2014-02-05 19:38:30.174 Location Tryout[2531:60b] didUpdateToLocation: &lt;+45.36082071,-75.79219873&gt; +/- 10.00m (speed 15.53 mps / course 239.81) @ 05/02/2014 19:38:30 Eastern Standard Time</text:p>
          </table:table-cell>
        </table:table-row>
        <table:table-row table:style-name="ro2">
          <table:table-cell office:value-type="string">
            <text:p>2014-02-05 19:38:31.333 Location Tryout[2531:60b] didUpdateToLocation: &lt;+45.36072205,-75.79242957&gt; +/- 10.00m (speed 16.41 mps / course 237.81) @ 05/02/2014 19:38:31 Eastern Standard Time</text:p>
          </table:table-cell>
        </table:table-row>
        <table:table-row table:style-name="ro2">
          <table:table-cell office:value-type="string">
            <text:p>2014-02-05 19:38:32.205 Location Tryout[2531:60b] didUpdateToLocation: &lt;+45.36062928,-75.79264193&gt; +/- 10.00m (speed 17.91 mps / course 238.41) @ 05/02/2014 19:38:32 Eastern Standard Time</text:p>
          </table:table-cell>
        </table:table-row>
        <table:table-row table:style-name="ro2">
          <table:table-cell office:value-type="string">
            <text:p>2014-02-05 19:38:33.330 Location Tryout[2531:60b] didUpdateToLocation: &lt;+45.36054688,-75.79283259&gt; +/- 10.00m (speed 18.22 mps / course 238.41) @ 05/02/2014 19:38:33 Eastern Standard Time</text:p>
          </table:table-cell>
        </table:table-row>
        <table:table-row table:style-name="ro2">
          <table:table-cell office:value-type="string">
            <text:p>2014-02-05 19:38:34.330 Location Tryout[2531:60b] didUpdateToLocation: &lt;+45.36045576,-75.79304345&gt; +/- 10.00m (speed 18.93 mps / course 238.41) @ 05/02/2014 19:38:34 Eastern Standard Time</text:p>
          </table:table-cell>
        </table:table-row>
        <table:table-row table:style-name="ro2">
          <table:table-cell office:value-type="string">
            <text:p>2014-02-05 19:38:35.337 Location Tryout[2531:60b] didUpdateToLocation: &lt;+45.36039472,-75.79318468&gt; +/- 10.00m (speed 19.76 mps / course 238.41) @ 05/02/2014 19:38:35 Eastern Standard Time</text:p>
          </table:table-cell>
        </table:table-row>
        <table:table-row table:style-name="ro2">
          <table:table-cell office:value-type="string">
            <text:p>2014-02-05 19:38:36.404 Location Tryout[2531:60b] didUpdateToLocation: &lt;+45.36026673,-75.79347651&gt; +/- 10.00m (speed 20.29 mps / course 238.10) @ 05/02/2014 19:38:36 Eastern Standard Time</text:p>
          </table:table-cell>
        </table:table-row>
        <table:table-row table:style-name="ro2">
          <table:table-cell office:value-type="string">
            <text:p>2014-02-05 19:38:37.318 Location Tryout[2531:60b] didUpdateToLocation: &lt;+45.36021134,-75.79360314&gt; +/- 10.00m (speed 18.14 mps / course 238.10) @ 05/02/2014 19:38:37 Eastern Standard Time</text:p>
          </table:table-cell>
        </table:table-row>
        <table:table-row table:style-name="ro2">
          <table:table-cell office:value-type="string">
            <text:p>2014-02-05 19:38:38.311 Location Tryout[2531:60b] didUpdateToLocation: &lt;+45.36014416,-75.79375734&gt; +/- 10.00m (speed 16.97 mps / course 238.57) @ 05/02/2014 19:38:38 Eastern Standard Time</text:p>
          </table:table-cell>
        </table:table-row>
        <table:table-row table:style-name="ro2">
          <table:table-cell office:value-type="string">
            <text:p>2014-02-05 19:38:39.264 Location Tryout[2531:60b] didUpdateToLocation: &lt;+45.36007344,-75.79392207&gt; +/- 10.00m (speed 16.55 mps / course 238.57) @ 05/02/2014 19:38:39 Eastern Standard Time</text:p>
          </table:table-cell>
        </table:table-row>
        <table:table-row table:style-name="ro2">
          <table:table-cell office:value-type="string">
            <text:p>2014-02-05 19:38:40.295 Location Tryout[2531:60b] didUpdateToLocation: &lt;+45.35999780,-75.79409825&gt; +/- 10.00m (speed 16.37 mps / course 238.57) @ 05/02/2014 19:38:40 Eastern Standard Time</text:p>
          </table:table-cell>
        </table:table-row>
        <table:table-row table:style-name="ro2">
          <table:table-cell office:value-type="string">
            <text:p>2014-02-05 19:38:41.147 Location Tryout[2531:60b] didUpdateToLocation: &lt;+45.35992457,-75.79426882&gt; +/- 10.00m (speed 15.58 mps / course 238.57) @ 05/02/2014 19:38:41 Eastern Standard Time</text:p>
          </table:table-cell>
        </table:table-row>
        <table:table-row table:style-name="ro2">
          <table:table-cell office:value-type="string">
            <text:p>2014-02-05 19:38:42.242 Location Tryout[2531:60b] didUpdateToLocation: &lt;+45.35985230,-75.79443630&gt; +/- 10.00m (speed 15.58 mps / course 237.84) @ 05/02/2014 19:38:42 Eastern Standard Time</text:p>
          </table:table-cell>
        </table:table-row>
        <table:table-row table:style-name="ro2">
          <table:table-cell office:value-type="string">
            <text:p>2014-02-05 19:38:43.385 Location Tryout[2531:60b] didUpdateToLocation: &lt;+45.35978083,-75.79459809&gt; +/- 10.00m (speed 15.56 mps / course 237.84) @ 05/02/2014 19:38:43 Eastern Standard Time</text:p>
          </table:table-cell>
        </table:table-row>
        <table:table-row table:style-name="ro2">
          <table:table-cell office:value-type="string">
            <text:p>2014-02-05 19:38:44.179 Location Tryout[2531:60b] didUpdateToLocation: &lt;+45.35971256,-75.79475376&gt; +/- 10.00m (speed 14.87 mps / course 238.23) @ 05/02/2014 19:38:44 Eastern Standard Time</text:p>
          </table:table-cell>
        </table:table-row>
        <table:table-row table:style-name="ro2">
          <table:table-cell office:value-type="string">
            <text:p>2014-02-05 19:38:45.356 Location Tryout[2531:60b] didUpdateToLocation: &lt;+45.35964221,-75.79491541&gt; +/- 10.00m (speed 14.13 mps / course 238.23) @ 05/02/2014 19:38:45 Eastern Standard Time</text:p>
          </table:table-cell>
        </table:table-row>
        <table:table-row table:style-name="ro2">
          <table:table-cell office:value-type="string">
            <text:p>2014-02-05 19:38:46.231 Location Tryout[2531:60b] didUpdateToLocation: &lt;+45.35958829,-75.79503931&gt; +/- 10.00m (speed 12.50 mps / course 238.23) @ 05/02/2014 19:38:46 Eastern Standard Time</text:p>
          </table:table-cell>
        </table:table-row>
        <table:table-row table:style-name="ro2">
          <table:table-cell office:value-type="string">
            <text:p>2014-02-05 19:38:47.314 Location Tryout[2531:60b] didUpdateToLocation: &lt;+45.35953555,-75.79516048&gt; +/- 10.00m (speed 11.30 mps / course 238.23) @ 05/02/2014 19:38:47 Eastern Standard Time</text:p>
          </table:table-cell>
        </table:table-row>
        <table:table-row table:style-name="ro2">
          <table:table-cell office:value-type="string">
            <text:p>2014-02-05 19:38:48.215 Location Tryout[2531:60b] didUpdateToLocation: &lt;+45.35948771,-75.79527041&gt; +/- 10.00m (speed 10.73 mps / course 238.23) @ 05/02/2014 19:38:48 Eastern Standard Time</text:p>
          </table:table-cell>
        </table:table-row>
        <table:table-row table:style-name="ro2">
          <table:table-cell office:value-type="string">
            <text:p>2014-02-05 19:38:49.231 Location Tryout[2531:60b] didUpdateToLocation: &lt;+45.35941023,-75.79545052&gt; +/- 10.00m (speed 10.70 mps / course 237.43) @ 05/02/2014 19:38:49 Eastern Standard Time</text:p>
          </table:table-cell>
        </table:table-row>
        <table:table-row table:style-name="ro2">
          <table:table-cell office:value-type="string">
            <text:p>2014-02-05 19:38:50.248 Location Tryout[2531:60b] didUpdateToLocation: &lt;+45.35934345,-75.79559928&gt; +/- 10.00m (speed 10.56 mps / course 237.43) @ 05/02/2014 19:38:50 Eastern Standard Time</text:p>
          </table:table-cell>
        </table:table-row>
        <table:table-row table:style-name="ro2">
          <table:table-cell office:value-type="string">
            <text:p>2014-02-05 19:38:51.183 Location Tryout[2531:60b] didUpdateToLocation: &lt;+45.35928369,-75.79573242&gt; +/- 10.00m (speed 9.74 mps / course 237.43) @ 05/02/2014 19:38:51 Eastern Standard Time</text:p>
          </table:table-cell>
        </table:table-row>
        <table:table-row table:style-name="ro2">
          <table:table-cell office:value-type="string">
            <text:p>2014-02-05 19:38:52.335 Location Tryout[2531:60b] didUpdateToLocation: &lt;+45.35924449,-75.79581976&gt; +/- 10.00m (speed 9.64 mps / course 237.43) @ 05/02/2014 19:38:52 Eastern Standard Time</text:p>
          </table:table-cell>
        </table:table-row>
        <table:table-row table:style-name="ro2">
          <table:table-cell office:value-type="string">
            <text:p>2014-02-05 19:38:53.258 Location Tryout[2531:60b] didUpdateToLocation: &lt;+45.35920378,-75.79590944&gt; +/- 10.00m (speed 9.71 mps / course 236.93) @ 05/02/2014 19:38:53 Eastern Standard Time</text:p>
          </table:table-cell>
        </table:table-row>
        <table:table-row table:style-name="ro2">
          <table:table-cell office:value-type="string">
            <text:p>2014-02-05 19:38:54.371 Location Tryout[2531:60b] didUpdateToLocation: &lt;+45.35913262,-75.79606497&gt; +/- 30.00m (speed 13.54 mps / course 236.93) @ 05/02/2014 19:38:54 Eastern Standard Time</text:p>
          </table:table-cell>
        </table:table-row>
        <table:table-row table:style-name="ro2">
          <table:table-cell office:value-type="string">
            <text:p>2014-02-05 19:38:55.229 Location Tryout[2531:60b] didUpdateToLocation: &lt;+45.35908475,-75.79616960&gt; +/- 30.00m (speed -1.00 mps / course 236.93) @ 05/02/2014 19:38:55 Eastern Standard Time</text:p>
          </table:table-cell>
        </table:table-row>
        <table:table-row table:style-name="ro2">
          <table:table-cell office:value-type="string">
            <text:p>2014-02-05 19:38:56.283 Location Tryout[2531:60b] didUpdateToLocation: &lt;+45.35902155,-75.79630773&gt; +/- 50.00m (speed 12.92 mps / course 236.93) @ 05/02/2014 19:38:56 Eastern Standard Time</text:p>
          </table:table-cell>
        </table:table-row>
        <table:table-row table:style-name="ro2">
          <table:table-cell office:value-type="string">
            <text:p>2014-02-05 19:38:57.280 Location Tryout[2531:60b] didUpdateToLocation: &lt;+45.35894561,-75.79647369&gt; +/- 50.00m (speed -1.00 mps / course 236.93) @ 05/02/2014 19:38:57 Eastern Standard Time</text:p>
          </table:table-cell>
        </table:table-row>
        <table:table-row table:style-name="ro2">
          <table:table-cell office:value-type="string">
            <text:p>2014-02-05 19:38:58.310 Location Tryout[2531:60b] didUpdateToLocation: &lt;+45.35893888,-75.79648839&gt; +/- 50.00m (speed -1.00 mps / course 236.93) @ 05/02/2014 19:38:58 Eastern Standard Time</text:p>
          </table:table-cell>
        </table:table-row>
        <table:table-row table:style-name="ro2">
          <table:table-cell office:value-type="string">
            <text:p>2014-02-05 19:38:59.375 Location Tryout[2531:60b] didUpdateToLocation: &lt;+45.35877222,-75.79686599&gt; +/- 50.00m (speed 13.13 mps / course 237.87) @ 05/02/2014 19:38:59 Eastern Standard Time</text:p>
          </table:table-cell>
        </table:table-row>
        <table:table-row table:style-name="ro2">
          <table:table-cell office:value-type="string">
            <text:p>2014-02-05 19:39:00.304 Location Tryout[2531:60b] didUpdateToLocation: &lt;+45.35868712,-75.79705887&gt; +/- 50.00m (speed 12.97 mps / course 237.87) @ 05/02/2014 19:39:00 Eastern Standard Time</text:p>
          </table:table-cell>
        </table:table-row>
        <table:table-row table:style-name="ro2">
          <table:table-cell office:value-type="string">
            <text:p>2014-02-05 19:39:01.357 Location Tryout[2531:60b] didUpdateToLocation: &lt;+45.35858958,-75.79727995&gt; +/- 30.00m (speed 14.14 mps / course 237.87) @ 05/02/2014 19:39:01 Eastern Standard Time</text:p>
          </table:table-cell>
        </table:table-row>
        <table:table-row table:style-name="ro2">
          <table:table-cell office:value-type="string">
            <text:p>2014-02-05 19:39:02.304 Location Tryout[2531:60b] didUpdateToLocation: &lt;+45.35849598,-75.79749266&gt; +/- 30.00m (speed 15.70 mps / course 237.99) @ 05/02/2014 19:39:02 Eastern Standard Time</text:p>
          </table:table-cell>
        </table:table-row>
        <table:table-row table:style-name="ro2">
          <table:table-cell office:value-type="string">
            <text:p>2014-02-05 19:39:03.322 Location Tryout[2531:60b] didUpdateToLocation: &lt;+45.35838959,-75.79773484&gt; +/- 30.00m (speed 17.61 mps / course 237.99) @ 05/02/2014 19:39:03 Eastern Standard Time</text:p>
          </table:table-cell>
        </table:table-row>
        <table:table-row table:style-name="ro2">
          <table:table-cell office:value-type="string">
            <text:p>2014-02-05 19:39:04.229 Location Tryout[2531:60b] didUpdateToLocation: &lt;+45.35828505,-75.79797279&gt; +/- 30.00m (speed 18.79 mps / course 237.99) @ 05/02/2014 19:39:04 Eastern Standard Time</text:p>
          </table:table-cell>
        </table:table-row>
        <table:table-row table:style-name="ro2">
          <table:table-cell office:value-type="string">
            <text:p>2014-02-05 19:39:05.131 Location Tryout[2531:60b] didUpdateToLocation: &lt;+45.35818552,-75.79819924&gt; +/- 30.00m (speed 19.17 mps / course 237.95) @ 05/02/2014 19:39:05 Eastern Standard Time</text:p>
          </table:table-cell>
        </table:table-row>
        <table:table-row table:style-name="ro2">
          <table:table-cell office:value-type="string">
            <text:p>2014-02-05 19:39:06.083 Location Tryout[2531:60b] didUpdateToLocation: &lt;+45.35809315,-75.79840920&gt; +/- 30.00m (speed 19.83 mps / course 237.95) @ 05/02/2014 19:39:06 Eastern Standard Time</text:p>
          </table:table-cell>
        </table:table-row>
        <table:table-row table:style-name="ro2">
          <table:table-cell office:value-type="string">
            <text:p>2014-02-05 19:39:07.067 Location Tryout[2531:60b] didUpdateToLocation: &lt;+45.35799800,-75.79862585&gt; +/- 10.00m (speed 20.21 mps / course 238.00) @ 05/02/2014 19:39:07 Eastern Standard Time</text:p>
          </table:table-cell>
        </table:table-row>
        <table:table-row table:style-name="ro2">
          <table:table-cell office:value-type="string">
            <text:p>2014-02-05 19:39:08.052 Location Tryout[2531:60b] didUpdateToLocation: &lt;+45.35789781,-75.79885401&gt; +/- 10.00m (speed 20.60 mps / course 238.00) @ 05/02/2014 19:39:08 Eastern Standard Time</text:p>
          </table:table-cell>
        </table:table-row>
        <table:table-row table:style-name="ro2">
          <table:table-cell office:value-type="string">
            <text:p>2014-02-05 19:39:09.074 Location Tryout[2531:60b] didUpdateToLocation: &lt;+45.35779625,-75.79908532&gt; +/- 10.00m (speed 21.67 mps / course 238.00) @ 05/02/2014 19:39:09 Eastern Standard Time</text:p>
          </table:table-cell>
        </table:table-row>
        <table:table-row table:style-name="ro2">
          <table:table-cell office:value-type="string">
            <text:p>2014-02-05 19:39:10.310 Location Tryout[2531:60b] didUpdateToLocation: &lt;+45.35769225,-75.79932217&gt; +/- 10.00m (speed 21.34 mps / course 238.00) @ 05/02/2014 19:39:10 Eastern Standard Time</text:p>
          </table:table-cell>
        </table:table-row>
        <table:table-row table:style-name="ro2">
          <table:table-cell office:value-type="string">
            <text:p>2014-02-05 19:39:11.084 Location Tryout[2531:60b] didUpdateToLocation: &lt;+45.35760653,-75.79951737&gt; +/- 10.00m (speed 20.22 mps / course 238.00) @ 05/02/2014 19:39:11 Eastern Standard Time</text:p>
          </table:table-cell>
        </table:table-row>
        <table:table-row table:style-name="ro2">
          <table:table-cell office:value-type="string">
            <text:p>2014-02-05 19:39:12.319 Location Tryout[2531:60b] didUpdateToLocation: &lt;+45.35750494,-75.79974874&gt; +/- 10.00m (speed 20.78 mps / course 238.00) @ 05/02/2014 19:39:12 Eastern Standard Time</text:p>
          </table:table-cell>
        </table:table-row>
        <table:table-row table:style-name="ro2">
          <table:table-cell office:value-type="string">
            <text:p>2014-02-05 19:39:13.175 Location Tryout[2531:60b] didUpdateToLocation: &lt;+45.35741930,-75.79994377&gt; +/- 10.00m (speed 20.37 mps / course 238.00) @ 05/02/2014 19:39:13 Eastern Standard Time</text:p>
          </table:table-cell>
        </table:table-row>
        <table:table-row table:style-name="ro2">
          <table:table-cell office:value-type="string">
            <text:p>2014-02-05 19:39:14.243 Location Tryout[2531:60b] didUpdateToLocation: &lt;+45.35733495,-75.80013539&gt; +/- 10.00m (speed 19.43 mps / course 237.87) @ 05/02/2014 19:39:14 Eastern Standard Time</text:p>
          </table:table-cell>
        </table:table-row>
        <table:table-row table:style-name="ro2">
          <table:table-cell office:value-type="string">
            <text:p>2014-02-05 19:39:15.059 Location Tryout[2531:60b] didUpdateToLocation: &lt;+45.35724758,-75.80033336&gt; +/- 10.00m (speed 19.57 mps / course 237.87) @ 05/02/2014 19:39:15 Eastern Standard Time</text:p>
          </table:table-cell>
        </table:table-row>
        <table:table-row table:style-name="ro2">
          <table:table-cell office:value-type="string">
            <text:p>2014-02-05 19:39:16.050 Location Tryout[2531:60b] didUpdateToLocation: &lt;+45.35715417,-75.80054114&gt; +/- 10.00m (speed 18.52 mps / course 237.28) @ 05/02/2014 19:39:16 Eastern Standard Time</text:p>
          </table:table-cell>
        </table:table-row>
        <table:table-row table:style-name="ro2">
          <table:table-cell office:value-type="string">
            <text:p>2014-02-05 19:39:17.063 Location Tryout[2531:60b] didUpdateToLocation: &lt;+45.35708811,-75.80068746&gt; +/- 10.00m (speed 17.33 mps / course 237.28) @ 05/02/2014 19:39:17 Eastern Standard Time</text:p>
          </table:table-cell>
        </table:table-row>
        <table:table-row table:style-name="ro2">
          <table:table-cell office:value-type="string">
            <text:p>2014-02-05 19:39:18.066 Location Tryout[2531:60b] didUpdateToLocation: &lt;+45.35698720,-75.80091209&gt; +/- 10.00m (speed 17.38 mps / course 237.41) @ 05/02/2014 19:39:18 Eastern Standard Time</text:p>
          </table:table-cell>
        </table:table-row>
        <table:table-row table:style-name="ro2">
          <table:table-cell office:value-type="string">
            <text:p>2014-02-05 19:39:19.057 Location Tryout[2531:60b] didUpdateToLocation: &lt;+45.35690343,-75.80109857&gt; +/- 10.00m (speed 16.45 mps / course 237.41) @ 05/02/2014 19:39:19 Eastern Standard Time</text:p>
          </table:table-cell>
        </table:table-row>
        <table:table-row table:style-name="ro2">
          <table:table-cell office:value-type="string">
            <text:p>2014-02-05 19:39:20.072 Location Tryout[2531:60b] didUpdateToLocation: &lt;+45.35682636,-75.80127011&gt; +/- 10.00m (speed 15.38 mps / course 237.41) @ 05/02/2014 19:39:20 Eastern Standard Time</text:p>
          </table:table-cell>
        </table:table-row>
        <table:table-row table:style-name="ro2">
          <table:table-cell office:value-type="string">
            <text:p>2014-02-05 19:39:21.052 Location Tryout[2531:60b] didUpdateToLocation: &lt;+45.35675360,-75.80143210&gt; +/- 10.00m (speed 14.62 mps / course 237.41) @ 05/02/2014 19:39:21 Eastern Standard Time</text:p>
          </table:table-cell>
        </table:table-row>
        <table:table-row table:style-name="ro2">
          <table:table-cell office:value-type="string">
            <text:p>2014-02-05 19:39:22.045 Location Tryout[2531:60b] didUpdateToLocation: &lt;+45.35668611,-75.80158234&gt; +/- 10.00m (speed 14.21 mps / course 237.41) @ 05/02/2014 19:39:22 Eastern Standard Time</text:p>
          </table:table-cell>
        </table:table-row>
        <table:table-row table:style-name="ro2">
          <table:table-cell office:value-type="string">
            <text:p>2014-02-05 19:39:23.046 Location Tryout[2531:60b] didUpdateToLocation: &lt;+45.35662681,-75.80171434&gt; +/- 10.00m (speed 13.66 mps / course 237.41) @ 05/02/2014 19:39:23 Eastern Standard Time</text:p>
          </table:table-cell>
        </table:table-row>
        <table:table-row table:style-name="ro2">
          <table:table-cell office:value-type="string">
            <text:p>2014-02-05 19:39:24.021 Location Tryout[2531:60b] didUpdateToLocation: &lt;+45.35656048,-75.80186200&gt; +/- 10.00m (speed 13.26 mps / course 237.41) @ 05/02/2014 19:39:24 Eastern Standard Time</text:p>
          </table:table-cell>
        </table:table-row>
        <table:table-row table:style-name="ro2">
          <table:table-cell office:value-type="string">
            <text:p>2014-02-05 19:39:25.044 Location Tryout[2531:60b] didUpdateToLocation: &lt;+45.35649350,-75.80201173&gt; +/- 10.00m (speed 12.53 mps / course 237.56) @ 05/02/2014 19:39:25 Eastern Standard Time</text:p>
          </table:table-cell>
        </table:table-row>
        <table:table-row table:style-name="ro2">
          <table:table-cell office:value-type="string">
            <text:p>2014-02-05 19:39:26.083 Location Tryout[2531:60b] didUpdateToLocation: &lt;+45.35643284,-75.80214753&gt; +/- 10.00m (speed 11.79 mps / course 237.56) @ 05/02/2014 19:39:26 Eastern Standard Time</text:p>
          </table:table-cell>
        </table:table-row>
        <table:table-row table:style-name="ro2">
          <table:table-cell office:value-type="string">
            <text:p>2014-02-05 19:39:27.037 Location Tryout[2531:60b] didUpdateToLocation: &lt;+45.35637978,-75.80226631&gt; +/- 10.00m (speed 11.13 mps / course 237.56) @ 05/02/2014 19:39:27 Eastern Standard Time</text:p>
          </table:table-cell>
        </table:table-row>
        <table:table-row table:style-name="ro2">
          <table:table-cell office:value-type="string">
            <text:p>2014-02-05 19:39:28.042 Location Tryout[2531:60b] didUpdateToLocation: &lt;+45.35633298,-75.80237107&gt; +/- 10.00m (speed 10.71 mps / course 237.56) @ 05/02/2014 19:39:28 Eastern Standard Time</text:p>
          </table:table-cell>
        </table:table-row>
        <table:table-row table:style-name="ro2">
          <table:table-cell office:value-type="string">
            <text:p>2014-02-05 19:39:29.030 Location Tryout[2531:60b] didUpdateToLocation: &lt;+45.35628809,-75.80247158&gt; +/- 10.00m (speed 10.24 mps / course 237.56) @ 05/02/2014 19:39:29 Eastern Standard Time</text:p>
          </table:table-cell>
        </table:table-row>
        <table:table-row table:style-name="ro2">
          <table:table-cell office:value-type="string">
            <text:p>2014-02-05 19:39:30.049 Location Tryout[2531:60b] didUpdateToLocation: &lt;+45.35624590,-75.80256601&gt; +/- 10.00m (speed 9.18 mps / course 237.56) @ 05/02/2014 19:39:30 Eastern Standard Time</text:p>
          </table:table-cell>
        </table:table-row>
        <table:table-row table:style-name="ro2">
          <table:table-cell office:value-type="string">
            <text:p>2014-02-05 19:39:31.087 Location Tryout[2531:60b] didUpdateToLocation: &lt;+45.35621297,-75.80263973&gt; +/- 10.00m (speed 8.33 mps / course 237.56) @ 05/02/2014 19:39:31 Eastern Standard Time</text:p>
          </table:table-cell>
        </table:table-row>
        <table:table-row table:style-name="ro2">
          <table:table-cell office:value-type="string">
            <text:p>2014-02-05 19:39:32.126 Location Tryout[2531:60b] didUpdateToLocation: &lt;+45.35617581,-75.80272293&gt; +/- 10.00m (speed 7.82 mps / course 237.56) @ 05/02/2014 19:39:32 Eastern Standard Time</text:p>
          </table:table-cell>
        </table:table-row>
        <table:table-row table:style-name="ro2">
          <table:table-cell office:value-type="string">
            <text:p>2014-02-05 19:39:33.100 Location Tryout[2531:60b] didUpdateToLocation: &lt;+45.35614218,-75.80279822&gt; +/- 10.00m (speed 7.97 mps / course 200.74) @ 05/02/2014 19:39:33 Eastern Standard Time</text:p>
          </table:table-cell>
        </table:table-row>
        <table:table-row table:style-name="ro2">
          <table:table-cell office:value-type="string">
            <text:p>2014-02-05 19:39:34.118 Location Tryout[2531:60b] didUpdateToLocation: &lt;+45.35609664,-75.80279977&gt; +/- 10.00m (speed 8.12 mps / course 157.65) @ 05/02/2014 19:39:34 Eastern Standard Time</text:p>
          </table:table-cell>
        </table:table-row>
        <table:table-row table:style-name="ro2">
          <table:table-cell office:value-type="string">
            <text:p>2014-02-05 19:39:35.057 Location Tryout[2531:60b] didUpdateToLocation: &lt;+45.35608861,-75.80279507&gt; +/- 10.00m (speed 8.20 mps / course 157.65) @ 05/02/2014 19:39:35 Eastern Standard Time</text:p>
          </table:table-cell>
        </table:table-row>
        <table:table-row table:style-name="ro2">
          <table:table-cell office:value-type="string">
            <text:p>2014-02-05 19:39:36.117 Location Tryout[2531:60b] didUpdateToLocation: &lt;+45.35605955,-75.80277807&gt; +/- 10.00m (speed -1.00 mps / course 157.65) @ 05/02/2014 19:39:36 Eastern Standard Time</text:p>
          </table:table-cell>
        </table:table-row>
        <table:table-row table:style-name="ro2">
          <table:table-cell office:value-type="string">
            <text:p>2014-02-05 19:39:37.107 Location Tryout[2531:60b] didUpdateToLocation: &lt;+45.35607707,-75.80278832&gt; +/- 10.00m (speed 1.03 mps / course 157.65) @ 05/02/2014 19:39:37 Eastern Standard Time</text:p>
          </table:table-cell>
        </table:table-row>
        <table:table-row table:style-name="ro2">
          <table:table-cell office:value-type="string">
            <text:p>2014-02-05 19:39:38.023 Location Tryout[2531:60b] didUpdateToLocation: &lt;+45.35615689,-75.80247635&gt; +/- 10.00m (speed 4.95 mps / course 57.94) @ 05/02/2014 19:39:38 Eastern Standard Time</text:p>
          </table:table-cell>
        </table:table-row>
        <table:table-row table:style-name="ro2">
          <table:table-cell office:value-type="string">
            <text:p>2014-02-05 19:39:39.018 Location Tryout[2531:60b] didUpdateToLocation: &lt;+45.35620152,-75.80237496&gt; +/- 10.00m (speed 6.49 mps / course 57.94) @ 05/02/2014 19:39:39 Eastern Standard Time</text:p>
          </table:table-cell>
        </table:table-row>
        <table:table-row table:style-name="ro2">
          <table:table-cell office:value-type="string">
            <text:p>2014-02-05 19:39:40.000 Location Tryout[2531:60b] didUpdateToLocation: &lt;+45.35623645,-75.80229560&gt; +/- 10.00m (speed 7.31 mps / course 57.94) @ 05/02/2014 19:39:39 Eastern Standard Time</text:p>
          </table:table-cell>
        </table:table-row>
        <table:table-row table:style-name="ro2">
          <table:table-cell office:value-type="string">
            <text:p>2014-02-05 19:39:40.998 Location Tryout[2531:60b] didUpdateToLocation: &lt;+45.35627791,-75.80220143&gt; +/- 10.00m (speed 7.82 mps / course 57.94) @ 05/02/2014 19:39:40 Eastern Standard Time</text:p>
          </table:table-cell>
        </table:table-row>
        <table:table-row table:style-name="ro2">
          <table:table-cell office:value-type="string">
            <text:p>2014-02-05 19:39:42.019 Location Tryout[2531:60b] didUpdateToLocation: &lt;+45.35632962,-75.80208395&gt; +/- 10.00m (speed 9.70 mps / course 57.94) @ 05/02/2014 19:39:42 Eastern Standard Time</text:p>
          </table:table-cell>
        </table:table-row>
        <table:table-row table:style-name="ro2">
          <table:table-cell office:value-type="string">
            <text:p>2014-02-05 19:39:43.016 Location Tryout[2531:60b] didUpdateToLocation: &lt;+45.35638315,-75.80196234&gt; +/- 10.00m (speed 10.56 mps / course 57.94) @ 05/02/2014 19:39:43 Eastern Standard Time</text:p>
          </table:table-cell>
        </table:table-row>
        <table:table-row table:style-name="ro2">
          <table:table-cell office:value-type="string">
            <text:p>2014-02-05 19:39:44.115 Location Tryout[2531:60b] didUpdateToLocation: &lt;+45.35643666,-75.80184079&gt; +/- 5.00m (speed 11.20 mps / course 57.94) @ 05/02/2014 19:39:44 Eastern Standard Time</text:p>
          </table:table-cell>
        </table:table-row>
        <table:table-row table:style-name="ro2">
          <table:table-cell office:value-type="string">
            <text:p>2014-02-05 19:39:45.340 Location Tryout[2531:60b] didUpdateToLocation: &lt;+45.35648553,-75.80173015&gt; +/- 5.00m (speed 11.29 mps / course 57.83) @ 05/02/2014 19:39:45 Eastern Standard Time</text:p>
          </table:table-cell>
        </table:table-row>
        <table:table-row table:style-name="ro2">
          <table:table-cell office:value-type="string">
            <text:p>2014-02-05 19:39:46.106 Location Tryout[2531:60b] didUpdateToLocation: &lt;+45.35653731,-75.80161298&gt; +/- 5.00m (speed 11.30 mps / course 57.83) @ 05/02/2014 19:39:46 Eastern Standard Time</text:p>
          </table:table-cell>
        </table:table-row>
        <table:table-row table:style-name="ro2">
          <table:table-cell office:value-type="string">
            <text:p>2014-02-05 19:39:47.257 Location Tryout[2531:60b] didUpdateToLocation: &lt;+45.35659088,-75.80149178&gt; +/- 5.00m (speed 11.36 mps / course 57.83) @ 05/02/2014 19:39:47 Eastern Standard Time</text:p>
          </table:table-cell>
        </table:table-row>
        <table:table-row table:style-name="ro2">
          <table:table-cell office:value-type="string">
            <text:p>2014-02-05 19:39:48.157 Location Tryout[2531:60b] didUpdateToLocation: &lt;+45.35664247,-75.80137511&gt; +/- 5.00m (speed 10.93 mps / course 57.77) @ 05/02/2014 19:39:48 Eastern Standard Time</text:p>
          </table:table-cell>
        </table:table-row>
        <table:table-row table:style-name="ro2">
          <table:table-cell office:value-type="string">
            <text:p>2014-02-05 19:39:49.205 Location Tryout[2531:60b] didUpdateToLocation: &lt;+45.35669035,-75.80126701&gt; +/- 5.00m (speed 10.43 mps / course 57.77) @ 05/02/2014 19:39:49 Eastern Standard Time</text:p>
          </table:table-cell>
        </table:table-row>
        <table:table-row table:style-name="ro2">
          <table:table-cell office:value-type="string">
            <text:p>2014-02-05 19:39:50.264 Location Tryout[2531:60b] didUpdateToLocation: &lt;+45.35674934,-75.80113384&gt; +/- 5.00m (speed 10.50 mps / course 57.77) @ 05/02/2014 19:39:50 Eastern Standard Time</text:p>
          </table:table-cell>
        </table:table-row>
        <table:table-row table:style-name="ro2">
          <table:table-cell office:value-type="string">
            <text:p>2014-02-05 19:39:51.140 Location Tryout[2531:60b] didUpdateToLocation: &lt;+45.35679216,-75.80103718&gt; +/- 5.00m (speed 10.06 mps / course 57.77) @ 05/02/2014 19:39:51 Eastern Standard Time</text:p>
          </table:table-cell>
        </table:table-row>
        <table:table-row table:style-name="ro2">
          <table:table-cell office:value-type="string">
            <text:p>2014-02-05 19:39:52.340 Location Tryout[2531:60b] didUpdateToLocation: &lt;+45.35683499,-75.80094049&gt; +/- 5.00m (speed 9.28 mps / course 57.77) @ 05/02/2014 19:39:52 Eastern Standard Time</text:p>
          </table:table-cell>
        </table:table-row>
        <table:table-row table:style-name="ro2">
          <table:table-cell office:value-type="string">
            <text:p>2014-02-05 19:39:53.122 Location Tryout[2531:60b] didUpdateToLocation: &lt;+45.35687441,-75.80085151&gt; +/- 5.00m (speed 8.61 mps / course 57.77) @ 05/02/2014 19:39:53 Eastern Standard Time</text:p>
          </table:table-cell>
        </table:table-row>
        <table:table-row table:style-name="ro2">
          <table:table-cell office:value-type="string">
            <text:p>2014-02-05 19:39:54.302 Location Tryout[2531:60b] didUpdateToLocation: &lt;+45.35690729,-75.80077727&gt; +/- 5.00m (speed 6.91 mps / course 57.77) @ 05/02/2014 19:39:54 Eastern Standard Time</text:p>
          </table:table-cell>
        </table:table-row>
        <table:table-row table:style-name="ro2">
          <table:table-cell office:value-type="string">
            <text:p>2014-02-05 19:39:55.107 Location Tryout[2531:60b] didUpdateToLocation: &lt;+45.35693019,-75.80072559&gt; +/- 5.00m (speed 5.92 mps / course 89.30) @ 05/02/2014 19:39:55 Eastern Standard Time</text:p>
          </table:table-cell>
        </table:table-row>
        <table:table-row table:style-name="ro2">
          <table:table-cell office:value-type="string">
            <text:p>2014-02-05 19:39:56.218 Location Tryout[2531:60b] didUpdateToLocation: &lt;+45.35693914,-75.80068503&gt; +/- 5.00m (speed 5.14 mps / course 110.74) @ 05/02/2014 19:39:56 Eastern Standard Time</text:p>
          </table:table-cell>
        </table:table-row>
        <table:table-row table:style-name="ro2">
          <table:table-cell office:value-type="string">
            <text:p>2014-02-05 19:39:57.170 Location Tryout[2531:60b] didUpdateToLocation: &lt;+45.35685783,-75.80055856&gt; +/- 5.00m (speed 4.65 mps / course 158.26) @ 05/02/2014 19:39:57 Eastern Standard Time</text:p>
          </table:table-cell>
        </table:table-row>
        <table:table-row table:style-name="ro2">
          <table:table-cell office:value-type="string">
            <text:p>2014-02-05 19:39:58.153 Location Tryout[2531:60b] didUpdateToLocation: &lt;+45.35683657,-75.80054650&gt; +/- 5.00m (speed 3.30 mps / course 158.26) @ 05/02/2014 19:39:58 Eastern Standard Time</text:p>
          </table:table-cell>
        </table:table-row>
        <table:table-row table:style-name="ro2">
          <table:table-cell office:value-type="string">
            <text:p>2014-02-05 19:39:59.318 Location Tryout[2531:60b] didUpdateToLocation: &lt;+45.35682497,-75.80054856&gt; +/- 5.00m (speed 2.44 mps / course 215.86) @ 05/02/2014 19:39:59 Eastern Standard Time</text:p>
          </table:table-cell>
        </table:table-row>
        <table:table-row table:style-name="ro2">
          <table:table-cell office:value-type="string">
            <text:p>2014-02-05 19:40:00.150 Location Tryout[2531:60b] didUpdateToLocation: &lt;+45.35684531,-75.80055822&gt; +/- 5.00m (speed 2.25 mps / course 258.75) @ 05/02/2014 19:40:00 Eastern Standard Time</text:p>
          </table:table-cell>
        </table:table-row>
        <table:table-row table:style-name="ro2">
          <table:table-cell office:value-type="string">
            <text:p>2014-02-05 19:40:01.274 Location Tryout[2531:60b] didUpdateToLocation: &lt;+45.35686151,-75.80056925&gt; +/- 5.00m (speed 2.34 mps / course 291.45) @ 05/02/2014 19:40:01 Eastern Standard Time</text:p>
          </table:table-cell>
        </table:table-row>
        <table:table-row table:style-name="ro2">
          <table:table-cell office:value-type="string">
            <text:p>2014-02-05 19:40:02.149 Location Tryout[2531:60b] didUpdateToLocation: &lt;+45.35685471,-75.80065554&gt; +/- 5.00m (speed 1.63 mps / course 298.83) @ 05/02/2014 19:40:02 Eastern Standard Time</text:p>
          </table:table-cell>
        </table:table-row>
        <table:table-row table:style-name="ro2">
          <table:table-cell office:value-type="string">
            <text:p>2014-02-05 19:40:03.262 Location Tryout[2531:60b] didUpdateToLocation: &lt;+45.35686560,-75.80065864&gt; +/- 10.00m (speed 1.19 mps / course 293.55) @ 05/02/2014 19:40:03 Eastern Standard Time</text:p>
          </table:table-cell>
        </table:table-row>
        <table:table-row table:style-name="ro2">
          <table:table-cell office:value-type="string">
            <text:p>2014-02-05 19:40:04.103 Location Tryout[2531:60b] didUpdateToLocation: &lt;+45.35687520,-75.80065671&gt; +/- 10.00m (speed 0.38 mps / course 295.66) @ 05/02/2014 19:40:04 Eastern Standard Time</text:p>
          </table:table-cell>
        </table:table-row>
        <table:table-row table:style-name="ro2">
          <table:table-cell office:value-type="string">
            <text:p>2014-02-05 19:40:05.180 Location Tryout[2531:60b] didUpdateToLocation: &lt;+45.35688933,-75.80065194&gt; +/- 10.00m (speed 0.18 mps / course 297.07) @ 05/02/2014 19:40:05 Eastern Standard Time</text:p>
          </table:table-cell>
        </table:table-row>
        <table:table-row table:style-name="ro2">
          <table:table-cell office:value-type="string">
            <text:p>2014-02-05 19:40:06.094 Location Tryout[2531:60b] didUpdateToLocation: &lt;+45.35689934,-75.80064070&gt; +/- 10.00m (speed 0.30 mps / course 299.53) @ 05/02/2014 19:40:06 Eastern Standard Time</text:p>
          </table:table-cell>
        </table:table-row>
        <table:table-row table:style-name="ro2">
          <table:table-cell office:value-type="string">
            <text:p>2014-02-05 19:40:07.000 Location Tryout[2531:60b] didUpdateToLocation: &lt;+45.35689624,-75.80063727&gt; +/- 10.00m (speed 0.22 mps / course 297.07) @ 05/02/2014 19:40:06 Eastern Standard Time</text:p>
          </table:table-cell>
        </table:table-row>
        <table:table-row table:style-name="ro2">
          <table:table-cell office:value-type="string">
            <text:p>2014-02-05 19:40:07.999 Location Tryout[2531:60b] didUpdateToLocation: &lt;+45.35689511,-75.80062880&gt; +/- 5.00m (speed 0.20 mps / course 303.05) @ 05/02/2014 19:40:07 Eastern Standard Time</text:p>
          </table:table-cell>
        </table:table-row>
        <table:table-row table:style-name="ro2">
          <table:table-cell office:value-type="string">
            <text:p>2014-02-05 19:40:08.999 Location Tryout[2531:60b] didUpdateToLocation: &lt;+45.35688870,-75.80062369&gt; +/- 10.00m (speed 0.23 mps / course 275.62) @ 05/02/2014 19:40:08 Eastern Standard Time</text:p>
          </table:table-cell>
        </table:table-row>
        <table:table-row table:style-name="ro2">
          <table:table-cell office:value-type="string">
            <text:p>2014-02-05 19:40:09.985 Location Tryout[2531:60b] didUpdateToLocation: &lt;+45.35688258,-75.80062344&gt; +/- 10.00m (speed 0.23 mps / course 264.73) @ 05/02/2014 19:40:09 Eastern Standard Time</text:p>
          </table:table-cell>
        </table:table-row>
        <table:table-row table:style-name="ro2">
          <table:table-cell office:value-type="string">
            <text:p>2014-02-05 19:40:11.009 Location Tryout[2531:60b] didUpdateToLocation: &lt;+45.35687441,-75.80062855&gt; +/- 5.00m (speed 0.30 mps / course 254.88) @ 05/02/2014 19:40:11 Eastern Standard Time</text:p>
          </table:table-cell>
        </table:table-row>
        <table:table-row table:style-name="ro2">
          <table:table-cell office:value-type="string">
            <text:p>2014-02-05 19:40:11.983 Location Tryout[2531:60b] didUpdateToLocation: &lt;+45.35686749,-75.80063400&gt; +/- 5.00m (speed 0.34 mps / course 261.56) @ 05/02/2014 19:40:11 Eastern Standard Time</text:p>
          </table:table-cell>
        </table:table-row>
        <table:table-row table:style-name="ro2">
          <table:table-cell office:value-type="string">
            <text:p>2014-02-05 19:40:12.984 Location Tryout[2531:60b] didUpdateToLocation: &lt;+45.35686242,-75.80063785&gt; +/- 5.00m (speed 0.36 mps / course 260.86) @ 05/02/2014 19:40:12 Eastern Standard Time</text:p>
          </table:table-cell>
        </table:table-row>
        <table:table-row table:style-name="ro2">
          <table:table-cell office:value-type="string">
            <text:p>2014-02-05 19:40:13.998 Location Tryout[2531:60b] didUpdateToLocation: &lt;+45.35685659,-75.80063970&gt; +/- 5.00m (speed 0.41 mps / course 258.75) @ 05/02/2014 19:40:13 Eastern Standard Time</text:p>
          </table:table-cell>
        </table:table-row>
        <table:table-row table:style-name="ro2">
          <table:table-cell office:value-type="string">
            <text:p>2014-02-05 19:40:14.991 Location Tryout[2531:60b] didUpdateToLocation: &lt;+45.35684884,-75.80063911&gt; +/- 5.00m (speed 0.43 mps / course 261.56) @ 05/02/2014 19:40:14 Eastern Standard Time</text:p>
          </table:table-cell>
        </table:table-row>
        <table:table-row table:style-name="ro2">
          <table:table-cell office:value-type="string">
            <text:p>2014-02-05 19:40:16.007 Location Tryout[2531:60b] didUpdateToLocation: &lt;+45.35684209,-75.80063878&gt; +/- 5.00m (speed 0.42 mps / course 260.51) @ 05/02/2014 19:40:16 Eastern Standard Time</text:p>
          </table:table-cell>
        </table:table-row>
        <table:table-row table:style-name="ro2">
          <table:table-cell office:value-type="string">
            <text:p>2014-02-05 19:40:17.000 Location Tryout[2531:60b] didUpdateToLocation: &lt;+45.35683556,-75.80063769&gt; +/- 5.00m (speed 0.40 mps / course 261.56) @ 05/02/2014 19:40:16 Eastern Standard Time</text:p>
          </table:table-cell>
        </table:table-row>
        <table:table-row table:style-name="ro2">
          <table:table-cell office:value-type="string">
            <text:p>2014-02-05 19:40:17.987 Location Tryout[2531:60b] didUpdateToLocation: &lt;+45.35683015,-75.80063224&gt; +/- 10.00m (speed 0.39 mps / course 266.84) @ 05/02/2014 19:40:17 Eastern Standard Time</text:p>
          </table:table-cell>
        </table:table-row>
        <table:table-row table:style-name="ro2">
          <table:table-cell office:value-type="string">
            <text:p>2014-02-05 19:40:19.004 Location Tryout[2531:60b] didUpdateToLocation: &lt;+45.35682805,-75.80062930&gt; +/- 10.00m (speed 0.37 mps / course 271.41) @ 05/02/2014 19:40:18 Eastern Standard Time</text:p>
          </table:table-cell>
        </table:table-row>
        <table:table-row table:style-name="ro2">
          <table:table-cell office:value-type="string">
            <text:p>2014-02-05 19:40:20.006 Location Tryout[2531:60b] didUpdateToLocation: &lt;+45.35682738,-75.80062972&gt; +/- 5.00m (speed 0.36 mps / course 269.65) @ 05/02/2014 19:40:20 Eastern Standard Time</text:p>
          </table:table-cell>
        </table:table-row>
        <table:table-row table:style-name="ro2">
          <table:table-cell office:value-type="string">
            <text:p>2014-02-05 19:40:20.992 Location Tryout[2531:60b] didUpdateToLocation: &lt;+45.35682801,-75.80062998&gt; +/- 5.00m (speed 0.34 mps / course 270.00) @ 05/02/2014 19:40:20 Eastern Standard Time</text:p>
          </table:table-cell>
        </table:table-row>
        <table:table-row table:style-name="ro2">
          <table:table-cell office:value-type="string">
            <text:p>2014-02-05 19:40:22.005 Location Tryout[2531:60b] didUpdateToLocation: &lt;+45.35682608,-75.80062729&gt; +/- 5.00m (speed 0.34 mps / course 267.54) @ 05/02/2014 19:40:22 Eastern Standard Time</text:p>
          </table:table-cell>
        </table:table-row>
        <table:table-row table:style-name="ro2">
          <table:table-cell office:value-type="string">
            <text:p>2014-02-05 19:40:23.061 Location Tryout[2531:60b] didUpdateToLocation: &lt;+45.35682403,-75.80062402&gt; +/- 5.00m (speed 0.35 mps / course 268.59) @ 05/02/2014 19:40:23 Eastern Standard Time</text:p>
          </table:table-cell>
        </table:table-row>
        <table:table-row table:style-name="ro2">
          <table:table-cell office:value-type="string">
            <text:p>2014-02-05 19:40:24.232 Location Tryout[2531:60b] didUpdateToLocation: &lt;+45.35682302,-75.80061992&gt; +/- 5.00m (speed 0.35 mps / course 277.03) @ 05/02/2014 19:40:24 Eastern Standard Time</text:p>
          </table:table-cell>
        </table:table-row>
        <table:table-row table:style-name="ro2">
          <table:table-cell office:value-type="string">
            <text:p>2014-02-05 19:40:25.056 Location Tryout[2531:60b] didUpdateToLocation: &lt;+45.35682403,-75.80061682&gt; +/- 5.00m (speed 0.34 mps / course 283.01) @ 05/02/2014 19:40:25 Eastern Standard Time</text:p>
          </table:table-cell>
        </table:table-row>
        <table:table-row table:style-name="ro2">
          <table:table-cell office:value-type="string">
            <text:p>2014-02-05 19:40:26.234 Location Tryout[2531:60b] didUpdateToLocation: &lt;+45.35682504,-75.80061439&gt; +/- 5.00m (speed 0.33 mps / course 284.77) @ 05/02/2014 19:40:26 Eastern Standard Time</text:p>
          </table:table-cell>
        </table:table-row>
        <table:table-row table:style-name="ro2">
          <table:table-cell office:value-type="string">
            <text:p>2014-02-05 19:40:27.021 Location Tryout[2531:60b] didUpdateToLocation: &lt;+45.35682851,-75.80061346&gt; +/- 5.00m (speed 0.33 mps / course 287.58) @ 05/02/2014 19:40:27 Eastern Standard Time</text:p>
          </table:table-cell>
        </table:table-row>
        <table:table-row table:style-name="ro2">
          <table:table-cell office:value-type="string">
            <text:p>2014-02-05 19:40:28.207 Location Tryout[2531:60b] didUpdateToLocation: &lt;+45.35683392,-75.80061137&gt; +/- 5.00m (speed 0.34 mps / course 300.23) @ 05/02/2014 19:40:28 Eastern Standard Time</text:p>
          </table:table-cell>
        </table:table-row>
        <table:table-row table:style-name="ro2">
          <table:table-cell office:value-type="string">
            <text:p>2014-02-05 19:40:28.999 Location Tryout[2531:60b] didUpdateToLocation: &lt;+45.35683773,-75.80060986&gt; +/- 5.00m (speed 0.36 mps / course 321.33) @ 05/02/2014 19:40:28 Eastern Standard Time</text:p>
          </table:table-cell>
        </table:table-row>
        <table:table-row table:style-name="ro2">
          <table:table-cell office:value-type="string">
            <text:p>2014-02-05 19:40:29.997 Location Tryout[2531:60b] didUpdateToLocation: &lt;+45.35684230,-75.80060667&gt; +/- 5.00m (speed 0.39 mps / course 342.77) @ 05/02/2014 19:40:29 Eastern Standard Time</text:p>
          </table:table-cell>
        </table:table-row>
        <table:table-row table:style-name="ro2">
          <table:table-cell office:value-type="string">
            <text:p>2014-02-05 19:40:31.003 Location Tryout[2531:60b] didUpdateToLocation: &lt;+45.35684993,-75.80059527&gt; +/- 5.00m (speed 0.93 mps / course 14.41) @ 05/02/2014 19:40:30 Eastern Standard Time</text:p>
          </table:table-cell>
        </table:table-row>
        <table:table-row table:style-name="ro2">
          <table:table-cell office:value-type="string">
            <text:p>2014-02-05 19:40:32.063 Location Tryout[2531:60b] didUpdateToLocation: &lt;+45.35685454,-75.80057256&gt; +/- 5.00m (speed 1.62 mps / course 45.70) @ 05/02/2014 19:40:32 Eastern Standard Time</text:p>
          </table:table-cell>
        </table:table-row>
        <table:table-row table:style-name="ro2">
          <table:table-cell office:value-type="string">
            <text:p>2014-02-05 19:40:33.034 Location Tryout[2531:60b] didUpdateToLocation: &lt;+45.35685270,-75.80053811&gt; +/- 5.00m (speed 2.39 mps / course 71.37) @ 05/02/2014 19:40:33 Eastern Standard Time</text:p>
          </table:table-cell>
        </table:table-row>
        <table:table-row table:style-name="ro2">
          <table:table-cell office:value-type="string">
            <text:p>2014-02-05 19:40:34.019 Location Tryout[2531:60b] didUpdateToLocation: &lt;+45.35684004,-75.80049452&gt; +/- 5.00m (speed 3.26 mps / course 90.00) @ 05/02/2014 19:40:34 Eastern Standard Time</text:p>
          </table:table-cell>
        </table:table-row>
        <table:table-row table:style-name="ro2">
          <table:table-cell office:value-type="string">
            <text:p>2014-02-05 19:40:35.007 Location Tryout[2531:60b] didUpdateToLocation: &lt;+45.35681699,-75.80045169&gt; +/- 5.00m (speed 3.72 mps / course 101.60) @ 05/02/2014 19:40:34 Eastern Standard Time</text:p>
          </table:table-cell>
        </table:table-row>
        <table:table-row table:style-name="ro2">
          <table:table-cell office:value-type="string">
            <text:p>2014-02-05 19:40:36.003 Location Tryout[2531:60b] didUpdateToLocation: &lt;+45.35678443,-75.80040878&gt; +/- 5.00m (speed 4.39 mps / course 108.28) @ 05/02/2014 19:40:35 Eastern Standard Time</text:p>
          </table:table-cell>
        </table:table-row>
        <table:table-row table:style-name="ro2">
          <table:table-cell office:value-type="string">
            <text:p>2014-02-05 19:40:37.016 Location Tryout[2531:60b] didUpdateToLocation: &lt;+45.35674281,-75.80036385&gt; +/- 5.00m (speed 5.16 mps / course 113.55) @ 05/02/2014 19:40:37 Eastern Standard Time</text:p>
          </table:table-cell>
        </table:table-row>
        <table:table-row table:style-name="ro2">
          <table:table-cell office:value-type="string">
            <text:p>2014-02-05 19:40:38.010 Location Tryout[2531:60b] didUpdateToLocation: &lt;+45.35659311,-75.80042873&gt; +/- 5.00m (speed 5.58 mps / course 118.83) @ 05/02/2014 19:40:38 Eastern Standard Time</text:p>
          </table:table-cell>
        </table:table-row>
        <table:table-row table:style-name="ro2">
          <table:table-cell office:value-type="string">
            <text:p>2014-02-05 19:40:39.000 Location Tryout[2531:60b] didUpdateToLocation: &lt;+45.35653376,-75.80039595&gt; +/- 5.00m (speed 6.27 mps / course 146.25) @ 05/02/2014 19:40:38 Eastern Standard Time</text:p>
          </table:table-cell>
        </table:table-row>
        <table:table-row table:style-name="ro2">
          <table:table-cell office:value-type="string">
            <text:p>2014-02-05 19:40:40.001 Location Tryout[2531:60b] didUpdateToLocation: &lt;+45.35649631,-75.80035344&gt; +/- 5.00m (speed 5.83 mps / course 158.26) @ 05/02/2014 19:40:39 Eastern Standard Time</text:p>
          </table:table-cell>
        </table:table-row>
        <table:table-row table:style-name="ro2">
          <table:table-cell office:value-type="string">
            <text:p>2014-02-05 19:40:41.068 Location Tryout[2531:60b] didUpdateToLocation: &lt;+45.35644642,-75.80032513&gt; +/- 5.00m (speed 4.92 mps / course 158.26) @ 05/02/2014 19:40:41 Eastern Standard Time</text:p>
          </table:table-cell>
        </table:table-row>
        <table:table-row table:style-name="ro2">
          <table:table-cell office:value-type="string">
            <text:p>2014-02-05 19:40:42.236 Location Tryout[2531:60b] didUpdateToLocation: &lt;+45.35641973,-75.80030999&gt; +/- 5.00m (speed 4.66 mps / course 158.26) @ 05/02/2014 19:40:42 Eastern Standard Time</text:p>
          </table:table-cell>
        </table:table-row>
        <table:table-row table:style-name="ro2">
          <table:table-cell office:value-type="string">
            <text:p>2014-02-05 19:40:43.068 Location Tryout[2531:60b] didUpdateToLocation: &lt;+45.35640147,-75.80029963&gt; +/- 5.00m (speed 3.65 mps / course 158.26) @ 05/02/2014 19:40:43 Eastern Standard Time</text:p>
          </table:table-cell>
        </table:table-row>
        <table:table-row table:style-name="ro2">
          <table:table-cell office:value-type="string">
            <text:p>2014-02-05 19:40:44.214 Location Tryout[2531:60b] didUpdateToLocation: &lt;+45.35637273,-75.80027574&gt; +/- 5.00m (speed 3.86 mps / course 103.01) @ 05/02/2014 19:40:44 Eastern Standard Time</text:p>
          </table:table-cell>
        </table:table-row>
        <table:table-row table:style-name="ro2">
          <table:table-cell office:value-type="string">
            <text:p>2014-02-05 19:40:45.106 Location Tryout[2531:60b] didUpdateToLocation: &lt;+45.35634504,-75.80025621&gt; +/- 5.00m (speed 3.71 mps / course 91.41) @ 05/02/2014 19:40:45 Eastern Standard Time</text:p>
          </table:table-cell>
        </table:table-row>
        <table:table-row table:style-name="ro2">
          <table:table-cell office:value-type="string">
            <text:p>2014-02-05 19:40:46.151 Location Tryout[2531:60b] didUpdateToLocation: &lt;+45.35633902,-75.80024630&gt; +/- 5.00m (speed 3.37 mps / course 76.29) @ 05/02/2014 19:40:46 Eastern Standard Time</text:p>
          </table:table-cell>
        </table:table-row>
        <table:table-row table:style-name="ro2">
          <table:table-cell office:value-type="string">
            <text:p>2014-02-05 19:40:47.239 Location Tryout[2531:60b] didUpdateToLocation: &lt;+45.35633732,-75.80024165&gt; +/- 5.00m (speed 3.02 mps / course 71.37) @ 05/02/2014 19:40:47 Eastern Standard Time</text:p>
          </table:table-cell>
        </table:table-row>
        <table:table-row table:style-name="ro2">
          <table:table-cell office:value-type="string">
            <text:p>2014-02-05 19:40:48.100 Location Tryout[2531:60b] didUpdateToLocation: &lt;+45.35640049,-75.80001776&gt; +/- 10.00m (speed 3.54 mps / course 70.66) @ 05/02/2014 19:40:48 Eastern Standard Time</text:p>
          </table:table-cell>
        </table:table-row>
        <table:table-row table:style-name="ro2">
          <table:table-cell office:value-type="string">
            <text:p>2014-02-05 19:40:49.230 Location Tryout[2531:60b] didUpdateToLocation: &lt;+45.35640250,-75.79997526&gt; +/- 10.00m (speed 3.33 mps / course 71.02) @ 05/02/2014 19:40:49 Eastern Standard Time</text:p>
          </table:table-cell>
        </table:table-row>
        <table:table-row table:style-name="ro2">
          <table:table-cell office:value-type="string">
            <text:p>2014-02-05 19:40:50.099 Location Tryout[2531:60b] didUpdateToLocation: &lt;+45.35642455,-75.79992028&gt; +/- 10.00m (speed 3.72 mps / course 69.26) @ 05/02/2014 19:40:50 Eastern Standard Time</text:p>
          </table:table-cell>
        </table:table-row>
        <table:table-row table:style-name="ro2">
          <table:table-cell office:value-type="string">
            <text:p>2014-02-05 19:40:51.046 Location Tryout[2531:60b] didUpdateToLocation: &lt;+45.35643348,-75.79987829&gt; +/- 10.00m (speed 3.75 mps / course 68.55) @ 05/02/2014 19:40:51 Eastern Standard Time</text:p>
          </table:table-cell>
        </table:table-row>
        <table:table-row table:style-name="ro2">
          <table:table-cell office:value-type="string">
            <text:p>2014-02-05 19:40:52.011 Location Tryout[2531:60b] didUpdateToLocation: &lt;+45.35644948,-75.79982674&gt; +/- 10.00m (speed 4.02 mps / course 67.50) @ 05/02/2014 19:40:52 Eastern Standard Time</text:p>
          </table:table-cell>
        </table:table-row>
        <table:table-row table:style-name="ro2">
          <table:table-cell office:value-type="string">
            <text:p>2014-02-05 19:40:53.023 Location Tryout[2531:60b] didUpdateToLocation: &lt;+45.35646528,-75.79977670&gt; +/- 10.00m (speed 4.13 mps / course 66.80) @ 05/02/2014 19:40:53 Eastern Standard Time</text:p>
          </table:table-cell>
        </table:table-row>
        <table:table-row table:style-name="ro2">
          <table:table-cell office:value-type="string">
            <text:p>2014-02-05 19:40:54.156 Location Tryout[2531:60b] didUpdateToLocation: &lt;+45.35648088,-75.79972775&gt; +/- 10.00m (speed 4.17 mps / course 66.80) @ 05/02/2014 19:40:54 Eastern Standard Time</text:p>
          </table:table-cell>
        </table:table-row>
        <table:table-row table:style-name="ro2">
          <table:table-cell office:value-type="string">
            <text:p>2014-02-05 19:40:55.096 Location Tryout[2531:60b] didUpdateToLocation: &lt;+45.35650116,-75.79968047&gt; +/- 10.00m (speed 4.20 mps / course 61.88) @ 05/02/2014 19:40:55 Eastern Standard Time</text:p>
          </table:table-cell>
        </table:table-row>
        <table:table-row table:style-name="ro2">
          <table:table-cell office:value-type="string">
            <text:p>2014-02-05 19:40:56.268 Location Tryout[2531:60b] didUpdateToLocation: &lt;+45.35652907,-75.79964141&gt; +/- 10.00m (speed 4.20 mps / course 50.27) @ 05/02/2014 19:40:56 Eastern Standard Time</text:p>
          </table:table-cell>
        </table:table-row>
        <table:table-row table:style-name="ro2">
          <table:table-cell office:value-type="string">
            <text:p>2014-02-05 19:40:57.038 Location Tryout[2531:60b] didUpdateToLocation: &lt;+45.35656180,-75.79961577&gt; +/- 10.00m (speed 4.14 mps / course 34.10) @ 05/02/2014 19:40:57 Eastern Standard Time</text:p>
          </table:table-cell>
        </table:table-row>
        <table:table-row table:style-name="ro2">
          <table:table-cell office:value-type="string">
            <text:p>2014-02-05 19:40:58.002 Location Tryout[2531:60b] didUpdateToLocation: &lt;+45.35659634,-75.79960428&gt; +/- 10.00m (speed 4.03 mps / course 15.82) @ 05/02/2014 19:40:57 Eastern Standard Time</text:p>
          </table:table-cell>
        </table:table-row>
        <table:table-row table:style-name="ro2">
          <table:table-cell office:value-type="string">
            <text:p>2014-02-05 19:40:58.996 Location Tryout[2531:60b] didUpdateToLocation: &lt;+45.35661746,-75.79960696&gt; +/- 10.00m (speed 2.84 mps / course 359.65) @ 05/02/2014 19:40:58 Eastern Standard Time</text:p>
          </table:table-cell>
        </table:table-row>
        <table:table-row table:style-name="ro2">
          <table:table-cell office:value-type="string">
            <text:p>2014-02-05 19:41:00.029 Location Tryout[2531:60b] didUpdateToLocation: &lt;+45.35663808,-75.79961241&gt; +/- 10.00m (speed 2.74 mps / course 349.10) @ 05/02/2014 19:41:00 Eastern Standard Time</text:p>
          </table:table-cell>
        </table:table-row>
        <table:table-row table:style-name="ro2">
          <table:table-cell office:value-type="string">
            <text:p>2014-02-05 19:41:01.013 Location Tryout[2531:60b] didUpdateToLocation: &lt;+45.35665488,-75.79962675&gt; +/- 10.00m (speed 2.58 mps / course 343.12) @ 05/02/2014 19:41:01 Eastern Standard Time</text:p>
          </table:table-cell>
        </table:table-row>
        <table:table-row table:style-name="ro2">
          <table:table-cell office:value-type="string">
            <text:p>2014-02-05 19:41:01.994 Location Tryout[2531:60b] didUpdateToLocation: &lt;+45.35667345,-75.79964192&gt; +/- 10.00m (speed 2.51 mps / course 339.61) @ 05/02/2014 19:41:01 Eastern Standard Time</text:p>
          </table:table-cell>
        </table:table-row>
        <table:table-row table:style-name="ro2">
          <table:table-cell office:value-type="string">
            <text:p>2014-02-05 19:41:03.007 Location Tryout[2531:60b] didUpdateToLocation: &lt;+45.35668585,-75.79965449&gt; +/- 10.00m (speed 2.14 mps / course 338.55) @ 05/02/2014 19:41:03 Eastern Standard Time</text:p>
          </table:table-cell>
        </table:table-row>
        <table:table-row table:style-name="ro2">
          <table:table-cell office:value-type="string">
            <text:p>2014-02-05 19:41:03.997 Location Tryout[2531:60b] didUpdateToLocation: &lt;+45.35669331,-75.79966463&gt; +/- 10.00m (speed 1.87 mps / course 338.20) @ 05/02/2014 19:41:03 Eastern Standard Time</text:p>
          </table:table-cell>
        </table:table-row>
        <table:table-row table:style-name="ro2">
          <table:table-cell office:value-type="string">
            <text:p>2014-02-05 19:41:05.015 Location Tryout[2531:60b] didUpdateToLocation: &lt;+45.35669331,-75.79966463&gt; +/- 10.00m (speed 0.00 mps / course 338.20) @ 05/02/2014 19:41:05 Eastern Standard Time</text:p>
          </table:table-cell>
        </table:table-row>
        <table:table-row table:style-name="ro2">
          <table:table-cell office:value-type="string">
            <text:p>2014-02-05 19:41:05.989 Location Tryout[2531:60b] didUpdateToLocation: &lt;+45.35669331,-75.79966463&gt; +/- 10.00m (speed 0.00 mps / course 338.55) @ 05/02/2014 19:41:05 Eastern Standard Time</text:p>
          </table:table-cell>
        </table:table-row>
        <table:table-row table:style-name="ro2">
          <table:table-cell office:value-type="string">
            <text:p>2014-02-05 19:41:07.012 Location Tryout[2531:60b] didUpdateToLocation: &lt;+45.35669331,-75.79966463&gt; +/- 10.00m (speed 0.00 mps / course 338.55) @ 05/02/2014 19:41:07 Eastern Standard Time</text:p>
          </table:table-cell>
        </table:table-row>
        <table:table-row table:style-name="ro2">
          <table:table-cell office:value-type="string">
            <text:p>2014-02-05 19:41:07.986 Location Tryout[2531:60b] didUpdateToLocation: &lt;+45.35666951,-75.79967628&gt; +/- 10.00m (speed 0.21 mps / course 338.20) @ 05/02/2014 19:41:07 Eastern Standard Time</text:p>
          </table:table-cell>
        </table:table-row>
        <table:table-row table:style-name="ro2">
          <table:table-cell office:value-type="string">
            <text:p>2014-02-05 19:41:08.998 Location Tryout[2531:60b] didUpdateToLocation: &lt;+45.35667756,-75.79968098&gt; +/- 10.00m (speed 0.37 mps / course 338.55) @ 05/02/2014 19:41:08 Eastern Standard Time</text:p>
          </table:table-cell>
        </table:table-row>
        <table:table-row table:style-name="ro2">
          <table:table-cell office:value-type="string">
            <text:p>2014-02-05 19:41:09.998 Location Tryout[2531:60b] didUpdateToLocation: &lt;+45.35669310,-75.79968953&gt; +/- 10.00m (speed 1.20 mps / course 339.26) @ 05/02/2014 19:41:09 Eastern Standard Time</text:p>
          </table:table-cell>
        </table:table-row>
        <table:table-row table:style-name="ro2">
          <table:table-cell office:value-type="string">
            <text:p>2014-02-05 19:41:11.002 Location Tryout[2531:60b] didUpdateToLocation: &lt;+45.35671427,-75.79969858&gt; +/- 10.00m (speed 1.68 mps / course 339.96) @ 05/02/2014 19:41:10 Eastern Standard Time</text:p>
          </table:table-cell>
        </table:table-row>
        <table:table-row table:style-name="ro2">
          <table:table-cell office:value-type="string">
            <text:p>2014-02-05 19:41:12.027 Location Tryout[2531:60b] didUpdateToLocation: &lt;+45.35674034,-75.79970880&gt; +/- 10.00m (speed 2.09 mps / course 340.31) @ 05/02/2014 19:41:12 Eastern Standard Time</text:p>
          </table:table-cell>
        </table:table-row>
        <table:table-row table:style-name="ro2">
          <table:table-cell office:value-type="string">
            <text:p>2014-02-05 19:41:13.018 Location Tryout[2531:60b] didUpdateToLocation: &lt;+45.35676678,-75.79972029&gt; +/- 10.00m (speed 2.19 mps / course 340.66) @ 05/02/2014 19:41:13 Eastern Standard Time</text:p>
          </table:table-cell>
        </table:table-row>
        <table:table-row table:style-name="ro2">
          <table:table-cell office:value-type="string">
            <text:p>2014-02-05 19:41:14.006 Location Tryout[2531:60b] didUpdateToLocation: &lt;+45.35679306,-75.79973588&gt; +/- 10.00m (speed 2.26 mps / course 340.66) @ 05/02/2014 19:41:14 Eastern Standard Time</text:p>
          </table:table-cell>
        </table:table-row>
        <table:table-row table:style-name="ro2">
          <table:table-cell office:value-type="string">
            <text:p>2014-02-05 19:41:15.001 Location Tryout[2531:60b] didUpdateToLocation: &lt;+45.35681368,-75.79975331&gt; +/- 10.00m (speed 2.14 mps / course 336.09) @ 05/02/2014 19:41:14 Eastern Standard Time</text:p>
          </table:table-cell>
        </table:table-row>
        <table:table-row table:style-name="ro2">
          <table:table-cell office:value-type="string">
            <text:p>2014-02-05 19:41:16.017 Location Tryout[2531:60b] didUpdateToLocation: &lt;+45.35682671,-75.79977410&gt; +/- 10.00m (speed 1.99 mps / course 319.57) @ 05/02/2014 19:41:16 Eastern Standard Time</text:p>
          </table:table-cell>
        </table:table-row>
        <table:table-row table:style-name="ro2">
          <table:table-cell office:value-type="string">
            <text:p>2014-02-05 19:41:17.007 Location Tryout[2531:60b] didUpdateToLocation: &lt;+45.35683048,-75.79979665&gt; +/- 10.00m (speed 1.83 mps / course 296.72) @ 05/02/2014 19:41:17 Eastern Standard Time</text:p>
          </table:table-cell>
        </table:table-row>
        <table:table-row table:style-name="ro2">
          <table:table-cell office:value-type="string">
            <text:p>2014-02-05 19:41:18.010 Location Tryout[2531:60b] didUpdateToLocation: &lt;+45.35682856,-75.79981609&gt; +/- 10.00m (speed 1.50 mps / course 273.52) @ 05/02/2014 19:41:18 Eastern Standard Time</text:p>
          </table:table-cell>
        </table:table-row>
        <table:table-row table:style-name="ro2">
          <table:table-cell office:value-type="string">
            <text:p>2014-02-05 19:41:19.013 Location Tryout[2531:60b] didUpdateToLocation: &lt;+45.35682432,-75.79983294&gt; +/- 10.00m (speed 1.42 mps / course 260.16) @ 05/02/2014 19:41:19 Eastern Standard Time</text:p>
          </table:table-cell>
        </table:table-row>
        <table:table-row table:style-name="ro2">
          <table:table-cell office:value-type="string">
            <text:p>2014-02-05 19:41:20.019 Location Tryout[2531:60b] didUpdateToLocation: &lt;+45.35681762,-75.79985213&gt; +/- 10.00m (speed 1.36 mps / course 252.42) @ 05/02/2014 19:41:20 Eastern Standard Time</text:p>
          </table:table-cell>
        </table:table-row>
        <table:table-row table:style-name="ro2">
          <table:table-cell office:value-type="string">
            <text:p>2014-02-05 19:41:21.010 Location Tryout[2531:60b] didUpdateToLocation: &lt;+45.35681100,-75.79987016&gt; +/- 10.00m (speed 1.38 mps / course 249.96) @ 05/02/2014 19:41:21 Eastern Standard Time</text:p>
          </table:table-cell>
        </table:table-row>
        <table:table-row table:style-name="ro2">
          <table:table-cell office:value-type="string">
            <text:p>2014-02-05 19:41:22.012 Location Tryout[2531:60b] didUpdateToLocation: &lt;+45.35680509,-75.79988700&gt; +/- 10.00m (speed 1.37 mps / course 248.55) @ 05/02/2014 19:41:22 Eastern Standard Time</text:p>
          </table:table-cell>
        </table:table-row>
        <table:table-row table:style-name="ro2">
          <table:table-cell office:value-type="string">
            <text:p>2014-02-05 19:41:23.009 Location Tryout[2531:60b] didUpdateToLocation: &lt;+45.35680031,-75.79990100&gt; +/- 10.00m (speed 1.30 mps / course 245.74) @ 05/02/2014 19:41:23 Eastern Standard Time</text:p>
          </table:table-cell>
        </table:table-row>
        <table:table-row table:style-name="ro2">
          <table:table-cell office:value-type="string">
            <text:p>2014-02-05 19:41:23.997 Location Tryout[2531:60b] didUpdateToLocation: &lt;+45.35679620,-75.79991139&gt; +/- 10.00m (speed 1.23 mps / course 239.77) @ 05/02/2014 19:41:23 Eastern Standard Time</text:p>
          </table:table-cell>
        </table:table-row>
        <table:table-row table:style-name="ro2">
          <table:table-cell office:value-type="string">
            <text:p>2014-02-05 19:41:24.997 Location Tryout[2531:60b] didUpdateToLocation: &lt;+45.35679629,-75.79991693&gt; +/- 10.00m (speed 0.82 mps / course 237.66) @ 05/02/2014 19:41:24 Eastern Standard Time</text:p>
          </table:table-cell>
        </table:table-row>
        <table:table-row table:style-name="ro2">
          <table:table-cell office:value-type="string">
            <text:p>2014-02-05 19:41:25.990 Location Tryout[2531:60b] didUpdateToLocation: &lt;+45.35679629,-75.79991693&gt; +/- 10.00m (speed 0.00 mps / course 237.66) @ 05/02/2014 19:41:25 Eastern Standard Time</text:p>
          </table:table-cell>
        </table:table-row>
        <table:table-row table:style-name="ro2">
          <table:table-cell office:value-type="string">
            <text:p>2014-02-05 19:41:27.000 Location Tryout[2531:60b] didUpdateToLocation: &lt;+45.35679629,-75.79991693&gt; +/- 10.00m (speed 0.00 mps / course 237.66) @ 05/02/2014 19:41:26 Eastern Standard Time</text:p>
          </table:table-cell>
        </table:table-row>
        <table:table-row table:style-name="ro2">
          <table:table-cell office:value-type="string">
            <text:p>2014-02-05 19:41:27.999 Location Tryout[2531:60b] didUpdateToLocation: &lt;+45.35679629,-75.79991693&gt; +/- 10.00m (speed 0.00 mps / course 237.66) @ 05/02/2014 19:41:27 Eastern Standard Tim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2014-02-05</text:date>, <text:time>19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versity of Ottawa </meta:initial-creator>
    <meta:creation-date>2014-02-05T16:41:02</meta:creation-date>
    <meta:generator>OpenOffice.org/3.3$Unix OpenOffice.org_project/330m20$Build-9567</meta:generator>
    <dc:date>2014-02-05T19:41:52</dc:date>
    <meta:editing-duration>PT6S</meta:editing-duration>
    <meta:editing-cycles>1</meta:editing-cycles>
    <meta:document-statistic meta:table-count="3" meta:cell-count="305" meta:object-count="0"/>
  </office:meta>
</office:document-meta>
</file>